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transparent" fo:padding="0.097cm" fo:border="0.002cm solid #000000">
        <style:background-image/>
      </style:table-cell-properties>
    </style:style>
    <style:style style:name="表6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6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background-color="transparent" fo:padding="0.097cm" fo:border="0.002cm solid #000000">
        <style:background-image/>
      </style:table-cell-properties>
    </style:style>
    <style:style style:name="表3.A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language-asian="ja" style:country-asian="JP" style:font-size-complex="15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3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4" style:family="paragraph" style:parent-style-name="Text_20_body">
      <style:paragraph-properties fo:margin-top="0cm" fo:margin-bottom="0cm" fo:line-height="138%" style:writing-mode="lr-tb"/>
    </style:style>
    <style:style style:name="P15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6" style:family="paragraph" style:parent-style-name="Table_20_Contents">
      <style:text-properties fo:font-size="15pt" style:font-size-asian="15pt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8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9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20" style:family="paragraph" style:parent-style-name="Standard">
      <style:text-properties fo:font-weight="normal"/>
    </style:style>
    <style:style style:name="P21" style:family="paragraph" style:parent-style-name="Table_20_Contents">
      <style:paragraph-properties fo:background-color="transparent">
        <style:background-image/>
      </style:paragraph-properties>
      <style:text-properties fo:font-size="15pt" style:font-size-asian="15pt" style:font-size-complex="15pt"/>
    </style:style>
    <style:style style:name="P22" style:family="paragraph" style:parent-style-name="Table_20_Contents" style:list-style-name="L55">
      <style:text-properties fo:font-size="15pt" style:font-size-asian="15pt" style:font-size-complex="15pt"/>
    </style:style>
    <style:style style:name="P23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0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1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2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3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4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5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6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7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8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49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0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1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2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3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4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5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6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7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8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59" style:family="paragraph" style:parent-style-name="Text_20_body" style:list-style-name="L3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0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1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2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3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4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5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6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7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8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69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0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1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2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3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4" style:family="paragraph" style:parent-style-name="Text_20_body" style:list-style-name="L5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5" style:family="paragraph" style:parent-style-name="Text_20_body" style:list-style-name="L5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8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7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1" style:family="paragraph" style:parent-style-name="Text_20_body" style:list-style-name="L1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2" style:family="paragraph" style:parent-style-name="Text_20_body" style:list-style-name="L1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3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4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5" style:family="paragraph" style:parent-style-name="Text_20_body" style:list-style-name="L1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6" style:family="paragraph" style:parent-style-name="Text_20_body" style:list-style-name="L1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7" style:family="paragraph" style:parent-style-name="Text_20_body" style:list-style-name="L1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8" style:family="paragraph" style:parent-style-name="Text_20_body" style:list-style-name="L1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89" style:family="paragraph" style:parent-style-name="Text_20_body" style:list-style-name="L1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0" style:family="paragraph" style:parent-style-name="Text_20_body" style:list-style-name="L2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1" style:family="paragraph" style:parent-style-name="Text_20_body" style:list-style-name="L2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2" style:family="paragraph" style:parent-style-name="Text_20_body" style:list-style-name="L2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3" style:family="paragraph" style:parent-style-name="Text_20_body" style:list-style-name="L2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4" style:family="paragraph" style:parent-style-name="Text_20_body" style:list-style-name="L2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5" style:family="paragraph" style:parent-style-name="Text_20_body" style:list-style-name="L2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6" style:family="paragraph" style:parent-style-name="Text_20_body" style:list-style-name="L2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7" style:family="paragraph" style:parent-style-name="Text_20_body" style:list-style-name="L2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8" style:family="paragraph" style:parent-style-name="Text_20_body" style:list-style-name="L2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99" style:family="paragraph" style:parent-style-name="Text_20_body" style:list-style-name="L3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0" style:family="paragraph" style:parent-style-name="Text_20_body" style:list-style-name="L3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1" style:family="paragraph" style:parent-style-name="Text_20_body" style:list-style-name="L3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2" style:family="paragraph" style:parent-style-name="Text_20_body" style:list-style-name="L3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3" style:family="paragraph" style:parent-style-name="Text_20_body" style:list-style-name="L3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4" style:family="paragraph" style:parent-style-name="Text_20_body" style:list-style-name="L3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5" style:family="paragraph" style:parent-style-name="Text_20_body" style:list-style-name="L3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6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7" style:family="paragraph" style:parent-style-name="Text_20_body" style:list-style-name="L3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8" style:family="paragraph" style:parent-style-name="Text_20_body" style:list-style-name="L4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09" style:family="paragraph" style:parent-style-name="Text_20_body" style:list-style-name="L4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0" style:family="paragraph" style:parent-style-name="Text_20_body" style:list-style-name="L4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1" style:family="paragraph" style:parent-style-name="Text_20_body" style:list-style-name="L4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2" style:family="paragraph" style:parent-style-name="Text_20_body" style:list-style-name="L43">
      <style:paragraph-properties fo:margin-top="0cm" fo:margin-bottom="0cm" fo:line-height="100%" style:writing-mode="lr-tb">
        <style:tab-stops/>
      </style:paragraph-properties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3" style:family="paragraph" style:parent-style-name="Text_20_body" style:list-style-name="L4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4" style:family="paragraph" style:parent-style-name="Text_20_body" style:list-style-name="L4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5" style:family="paragraph" style:parent-style-name="Text_20_body" style:list-style-name="L4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6" style:family="paragraph" style:parent-style-name="Text_20_body" style:list-style-name="L4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7" style:family="paragraph" style:parent-style-name="Text_20_body" style:list-style-name="L4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8" style:family="paragraph" style:parent-style-name="Text_20_body" style:list-style-name="L4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19" style:family="paragraph" style:parent-style-name="Text_20_body" style:list-style-name="L5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20" style:family="paragraph" style:parent-style-name="Text_20_body" style:list-style-name="L5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121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2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3" style:family="paragraph" style:parent-style-name="Text_20_body" style:list-style-name="L2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4" style:family="paragraph" style:parent-style-name="Text_20_body" style:list-style-name="L3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125" style:family="paragraph" style:parent-style-name="Text_20_body" style:list-style-name="L5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20"/>
      <text:p text:style-name="P20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20"/>
      <text:p text:style-name="P11"/>
      <text:p text:style-name="P1">------------------------------------------------------------</text:p>
      <text:p text:style-name="P2"/>
      <text:p text:style-name="P12"/>
      <text:p text:style-name="P5">[XXX] </text:p>
      <text:p text:style-name="P8">myself / diary / 20200606_103436</text:p>
      <text:p text:style-name="P8"/>
      <text:list xml:id="list3586308621658247772" text:style-name="L1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6">먼저, 크로가 왔다. 지상에서 데굴데굴을 하고 있었을 때 미케가 왔다.</text:p>
            </text:list-item>
            <text:list-item>
              <text:p text:style-name="P76">이 번은 두 마리 모구, 동시에, 허리 문질러 을 했다.</text:p>
            </text:list-item>
            <text:list-item>
              <text:p text:style-name="P76">교대로 했다. 미케가 해달라고 와서도, 크로의 문질러 을 계속했다.</text:p>
            </text:list-item>
          </text:list>
        </text:list-item>
        <text:list-item>
          <text:p text:style-name="P23">신체</text:p>
          <text:list>
            <text:list-item>
              <text:p text:style-name="P23">오른쪽의 좌골<text:span text:style-name="T7">「坐骨</text:span>. 통증<text:span text:style-name="T7">「疼痛</text:span>은 계속한다.</text:p>
            </text:list-item>
            <text:list-item>
              <text:p text:style-name="P23"><text:soft-page-break/>정강이를 위한 문질러. 또한 계속한다.</text:p>
            </text:list-item>
          </text:list>
        </text:list-item>
        <text:list-item>
          <text:p text:style-name="P23">음악</text:p>
          <text:list>
            <text:list-item>
              <text:p text:style-name="P23">동영상을 다시 몇번 찍었다. 我再次拍pai1摄she4了视频。</text:p>
            </text:list-item>
            <text:list-item>
              <text:p text:style-name="P23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2"/>
      <text:p text:style-name="P5">[XXX] </text:p>
      <text:p text:style-name="P8">myself / diary / 20200607_120925</text:p>
      <text:p text:style-name="P8"/>
      <text:list xml:id="list2262781522530183213" text:style-name="L2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121">그 모양「形状에서 판단하여, 처음에는 미케라고 생각했다.</text:p>
                </text:list-item>
                <text:list-item>
                  <text:p text:style-name="P121">그러나, 미케와 비해, 머리가 더 크다. </text:p>
                </text:list-item>
                <text:list-item>
                  <text:p text:style-name="P121">그래서 류이라고 알려졌다.</text:p>
                </text:list-item>
              </text:list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  <text:list>
            <text:list-item>
              <text:p text:style-name="P24">이런 멜로디를 어제는 했던 것이지만, 昨日はやっていたのだが</text:p>
            </text:list-item>
            <text:list-item>
              <text:p text:style-name="P24">더우기 그 속편으로 <text:s/>さらに、その続編として</text:p>
            </text:list-item>
            <text:list-item>
              <text:p text:style-name="P24">이런구나. このようなんだ。</text:p>
            </text:list-item>
            <text:list-item>
              <text:p text:style-name="P24">그리고, 더우기 발전 시키면 そして、さらに発展させると</text:p>
            </text:list-item>
            <text:list-item>
              <text:p text:style-name="P24">그러자 이렇게 됩니다. すると、このようになります。</text:p>
            </text:list-item>
            <text:list-item>
              <text:p text:style-name="P24">이 발전은 아직 잘 모른다. この発展はまだ知らない。</text:p>
            </text:list-item>
            <text:list-item>
              <text:p text:style-name="P24">어쨌든, 이 번에는 いずれにせよ、この度は</text:p>
            </text:list-item>
            <text:list-item>
              <text:p text:style-name="P24">이 기본인 D에서 시작하여 この基本のDから始めて</text:p>
            </text:list-item>
            <text:list-item>
              <text:p text:style-name="P24">C를 위해 기본인 A Cのために基本であるA</text:p>
            </text:list-item>
            <text:list-item>
              <text:p text:style-name="P24">좌우, 다른 리듬으로 左右、他のリズムで</text:p>
            </text:list-item>
            <text:list-item>
              <text:p text:style-name="P24"><text:soft-page-break/>메이저 세븐에 맞는 건 무엇인가 하면, メジャーセブンに合ったものは何かというと、</text:p>
            </text:list-item>
            <text:list-item>
              <text:p text:style-name="P24">뭐, 이런 것이구나. まあ、こういうことだ。</text:p>
            </text:list-item>
            <text:list-item>
              <text:p text:style-name="P24">곡의 키를 변경한다는 연습곡. 曲のキーを変更する練習曲。</text:p>
            </text:list-item>
            <text:list-item>
              <text:p text:style-name="P24">처음에 하고 있었던 건 이것. 最初にしていたのはこれ。</text:p>
            </text:list-item>
            <text:list-item>
              <text:p text:style-name="P24">이른바 "1-2-6" 라고 하는 것. いわゆる「1-2-6」ということ。</text:p>
            </text:list-item>
            <text:list-item>
              <text:p text:style-name="P24">이런 곡도 있구나. このような曲もあるんだ。</text:p>
            </text:list-item>
            <text:list-item>
              <text:p text:style-name="P24">키를 잠정적으로 D로 하고, キーを暫定的にDとし、</text:p>
            </text:list-item>
            <text:list-item>
              <text:p text:style-name="P24"><text:s text:c="2"/>2와 7을 뽑습니다. ２と７を抜きます。</text:p>
            </text:list-item>
            <text:list-item>
              <text:p text:style-name="P24"/>
            </text:list-item>
            <text:list-item>
              <text:p text:style-name="P24">자신이 그 때 하고 있는 걸 그 장소에 두고 버리고, 自分がその時していることをその場所に置いてしまって、</text:p>
            </text:list-item>
            <text:list-item>
              <text:p text:style-name="P24"><text:s text:c="2"/>그 사람들의 흉내를 시작하고 버린다. それらの人々の真似を始めてしまう。</text:p>
            </text:list-item>
            <text:list-item>
              <text:p text:style-name="P24"><text:s text:c="2"/>그것이 고통의 시작. それ苦痛の始まり。</text:p>
            </text:list-item>
            <text:list-item>
              <text:p text:style-name="P24"><text:s text:c="2"/>그리고 동요를 억제 하려고 そして動揺を抑制しようと</text:p>
            </text:list-item>
            <text:list-item>
              <text:p text:style-name="P24"><text:s text:c="2"/>그 사람들을 공격하기 시작한다. それらの人々を攻撃し始める。</text:p>
            </text:list-item>
            <text:list-item>
              <text:p text:style-name="P24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4"><text:s text:c="2"/>그 자리에서 자신에게 전달하기. その場で自分に伝達する。</text:p>
            </text:list-item>
            <text:list-item>
              <text:p text:style-name="P24"><text:s text:c="2"/>뭘? <text:s/>자신 안의 소중한 것에 종사하십시오. 何？自分の中の大切な事に取り組むしてください。</text:p>
            </text:list-item>
            <text:list-item>
              <text:p text:style-name="P24"><text:s text:c="2"/>그 소중한 걸 키우세요. その貴重なもの育ててください。</text:p>
            </text:list-item>
            <text:list-item>
              <text:p text:style-name="P24"><text:s text:c="2"/>그 소중한 걸 중심으로 빛이 퍼져갑니다. その貴重なものを中心に光が広がっていきます。</text:p>
            </text:list-item>
            <text:list-item>
              <text:p text:style-name="P24"><text:s text:c="2"/>誰かに、縋り付こうとする。</text:p>
            </text:list-item>
            <text:list-item>
              <text:p text:style-name="P24"><text:s text:c="2"/>그 걸 놓아, 이 걸 자라게 하십시오. let it go and let this grow.</text:p>
            </text:list-item>
            <text:list-item>
              <text:p text:style-name="P24"><text:s text:c="2"/><text:tab/>어떤 영화를 보는지, <text:s/>어떤 음악을 들을까, どんな映画を見るか、どんな音楽を聴くか</text:p>
            </text:list-item>
            <text:list-item>
              <text:p text:style-name="P24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4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4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2"/>
      <text:p text:style-name="P2"/>
      <text:p text:style-name="P5">[XXX] </text:p>
      <text:p text:style-name="P8">myself / diary / 20200608_110148</text:p>
      <text:p text:style-name="P8"/>
      <text:list xml:id="list4873206561052406786" text:style-name="L3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77">류는 오지 않았다.</text:p>
            </text:list-item>
            <text:list-item>
              <text:p text:style-name="P25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  <text:list>
            <text:list-item>
              <text:p text:style-name="P25">한국어로 자유작문을 쓰고 있었다.</text:p>
            </text:list-item>
            <text:list-item>
              <text:p text:style-name="P25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5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5">자유작문</text:p>
          <text:list>
            <text:list-item>
              <text:p text:style-name="P25">C, D, E로 올라간다. C、D、Eと、上がっていく。</text:p>
            </text:list-item>
            <text:list-item>
              <text:p text:style-name="P25">C에서 D로 올라간다.</text:p>
            </text:list-item>
            <text:list-item>
              <text:p text:style-name="P25">처음의 녹음인데, 初めての録音なのですが、</text:p>
            </text:list-item>
            <text:list-item>
              <text:p text:style-name="P25">앨범의 두 번째의 곡으로 하자. アルバムの、２番目の曲にしよう。</text:p>
            </text:list-item>
            <text:list-item>
              <text:p text:style-name="P25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5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5">C는 이런 느낌이다. Cは、こんな感じです。</text:p>
            </text:list-item>
            <text:list-item>
              <text:p text:style-name="P25">G는 어때 라고 하면, Gはどうだ、と言うと、</text:p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/>
            </text:list-item>
            <text:list-item>
              <text:p text:style-name="P25">우리는 <text:s/>원래 머리가 좋다. 私たちは、皆、元々、頭がいいです。</text:p>
            </text:list-item>
            <text:list-item>
              <text:p text:style-name="P25">더 자세히 하면, もっと細かく言うと、</text:p>
            </text:list-item>
            <text:list-item>
              <text:p text:style-name="P25">우리의 뇌는 원래 좋다.</text:p>
            </text:list-item>
            <text:list-item>
              <text:p text:style-name="P25">아마 어딘가에서 들은 이야기 겠지만, 多分、どこかで聞いた話でしょうが、</text:p>
            </text:list-item>
            <text:list-item>
              <text:p text:style-name="P25">머리에는 원래 "좋다" 라든가 "나쁘다" 라고 하는 건 아니고, <text:s/>頭には、「いい」だの、「悪い」だのはなくて、</text:p>
            </text:list-item>
            <text:list-item>
              <text:p text:style-name="P25">그러한 건 원래 아니고, そういうものは、元々はなくて、</text:p>
            </text:list-item>
            <text:list-item>
              <text:p text:style-name="P25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5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2"/>
      <text:p text:style-name="P5">[XXX] </text:p>
      <text:p text:style-name="P8">myself / diary / 20200609_214025</text:p>
      <text:p text:style-name="P8"/>
      <text:list xml:id="list3607392192945007000" text:style-name="L4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<text:soft-page-break/>자유작문</text:p>
          <text:list>
            <text:list-item>
              <text:p text:style-name="P26">오늘 밤. 저녁 식사의 준비. 할 일을 각각, 하나 하나, 메모에 기록했다. </text:p>
              <text:list>
                <text:list-item>
                  <text:p text:style-name="P26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2"/>
      <text:p text:style-name="P5">[XXX] </text:p>
      <text:p text:style-name="P8">myself / diary / XXX</text:p>
      <text:p text:style-name="P8"/>
      <text:list xml:id="list4619222620235060968" text:style-name="L5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7">신체</text:p>
        </text:list-item>
        <text:list-item>
          <text:p text:style-name="P27">음악</text:p>
        </text:list-item>
        <text:list-item>
          <text:p text:style-name="P27">기타</text:p>
        </text:list-item>
        <text:list-item>
          <text:p text:style-name="P27">자유작문</text:p>
          <text:list>
            <text:list-item>
              <text:p text:style-name="P27">"실수 없도록게 연주한다" 라는 나에게는 무리이다. 間違いがないように弾く。というのは、私には、無理だ</text:p>
            </text:list-item>
            <text:list-item>
              <text:p text:style-name="P27">연습의 목표. 練習の目標</text:p>
            </text:list-item>
            <text:list-item>
              <text:p text:style-name="P27">거친 형태를 명백하게 한다. 大まかな形を、明らかにする。</text:p>
            </text:list-item>
            <text:list-item>
              <text:p text:style-name="P27">즉흥적 소리를 붙이거나, 또는, 제외하거나 하면서, 即興の音を、つけたり、あるいは、除いたりしながら、</text:p>
            </text:list-item>
            <text:list-item>
              <text:p text:style-name="P27">연주 때는 그 거친 형태를 기본으로 하여, 演奏の時には、その大まかな形を基にして、</text:p>
            </text:list-item>
            <text:list-item>
              <text:p text:style-name="P27">러시아어</text:p>
              <text:list>
                <text:list-item>
                  <text:p text:style-name="P27">рядом с[next-to моим домом, есть парк. там живут бездомые кошки.</text:p>
                </text:list-item>
                <text:list-item>
                  <text:p text:style-name="P27">каждую ночь, я хожу в парк.</text:p>
                </text:list-item>
                <text:list-item>
                  <text:p text:style-name="P27">я даю им еду[food.</text:p>
                </text:list-item>
              </text:list>
            </text:list-item>
            <text:list-item>
              <text:p text:style-name="P27">汉语</text:p>
              <text:list>
                <text:list-item>
                  <text:p text:style-name="P27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7">到了房间里啊，我的脑子觉得不好，有点重。我决定再次入睡shui4。</text:p>
                </text:list-item>
              </text:list>
            </text:list-item>
            <text:list-item>
              <text:p text:style-name="P27">język polski</text:p>
              <text:list>
                <text:list-item>
                  <text:p text:style-name="P27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2"/>
      <text:p text:style-name="P5">[XXX] </text:p>
      <text:p text:style-name="P8">myself / diary / 20200614_104906</text:p>
      <text:p text:style-name="P8"/>
      <text:list xml:id="list6006756741534567687" text:style-name="L6">
        <text:list-item>
          <text:p text:style-name="P28">먹이주기</text:p>
          <text:list>
            <text:list-item>
              <text:p text:style-name="P28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8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78">두 마리 모두 울타리 안쪽에 있어.</text:p>
            </text:list-item>
            <text:list-item>
              <text:p text:style-name="P28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8">신체</text:p>
        </text:list-item>
        <text:list-item>
          <text:p text:style-name="P28">음악</text:p>
        </text:list-item>
        <text:list-item>
          <text:p text:style-name="P28">기타</text:p>
        </text:list-item>
        <text:list-item>
          <text:p text:style-name="P28">자유작문</text:p>
          <text:list>
            <text:list-item>
              <text:p text:style-name="P28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8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8">그렇지는 해도, 타인과의 대화에서는 他人との会話では、</text:p>
                </text:list-item>
                <text:list-item>
                  <text:p text:style-name="P28">예기하지 않는 것이 나옵니다. 그런 사건이 상쾌합니다. 爽快です</text:p>
                </text:list-item>
              </text:list>
            </text:list-item>
            <text:list-item>
              <text:p text:style-name="P28">у меня болит[hurts талия[허리.</text:p>
              <text:list>
                <text:list-item>
                  <text:p text:style-name="P28">я пишу дневник[일기.</text:p>
                </text:list-item>
                <text:list-item>
                  <text:p text:style-name="P28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2"/>
      <text:p text:style-name="P5">[XXX] </text:p>
      <text:p text:style-name="P8">myself / diary / 20200615_114237</text:p>
      <text:p text:style-name="P8"/>
      <text:list xml:id="list5676834088996774115" text:style-name="L7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122">그러자「すると, "휴" 라고 으르렁「唸り声을 거렸다「立てた.</text:p>
                </text:list-item>
                <text:list-item>
                  <text:p text:style-name="P122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9">자유작문</text:p>
          <text:list>
            <text:list-item>
              <text:p text:style-name="P29">у меня болит[아프다 талия[허리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5_175640</text:p>
      <text:p text:style-name="P8"/>
      <text:list xml:id="list8566913278724316535" text:style-name="L8">
        <text:list-item>
          <text:p text:style-name="P30">기타</text:p>
          <text:list>
            <text:list-item>
              <text:p text:style-name="P30">나에게 적합한<text:span text:style-name="T7">「適切な</text:span> 직업<text:span text:style-name="T7">「職業</text:span>은 무엇일까?</text:p>
            </text:list-item>
            <text:list-item>
              <text:p text:style-name="P30">어떤 직업이 나는 적합한 것일까?</text:p>
            </text:list-item>
            <text:list-item>
              <text:p text:style-name="P30">편의점의 접객<text:span text:style-name="T7">「接客</text:span>이라는 일. 적합하지 않는다.</text:p>
            </text:list-item>
            <text:list-item>
              <text:p text:style-name="P30">뭔가를 만들어, 그 만든 걸 판매함.</text:p>
            </text:list-item>
            <text:list-item>
              <text:p text:style-name="P30">따라서, 이상적은 일은, 자신의 집에 틀어 박혀<text:span text:style-name="T7">「引きこもって</text:span>, 뭔가 작품을 만들 일.</text:p>
            </text:list-item>
            <text:list-item>
              <text:p text:style-name="P30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30">자유작문</text:p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<text:span text:style-name="T9">20200616_100431</text:span></text:p>
      <text:p text:style-name="P8"/>
      <text:list xml:id="list3293498117279135526" text:style-name="L9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79">먹이를 주면, 먹었다. / 그러나, 잠시 후 보니, 이미 없었다.</text:p>
            </text:list-item>
          </text:list>
        </text:list-item>
        <text:list-item>
          <text:p text:style-name="P31">신체</text:p>
          <text:list>
            <text:list-item>
              <text:p text:style-name="P31">"단전식 호흡" 이라는 방식을 시작했다.</text:p>
              <text:list>
                <text:list-item>
                  <text:p text:style-name="P31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31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31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31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31">음악</text:p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p text:style-name="P31">у мея все еще болит талия. ~ my waist still hurts.</text:p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12"/>
      <text:p text:style-name="P5"><text:soft-page-break/>[XXX] </text:p>
      <text:p text:style-name="P8">myself / diary / 20200618_150009</text:p>
      <text:p text:style-name="P8"/>
      <text:list xml:id="list1440922542307338451" text:style-name="L10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0">크로는 다시 내려오지 않는다. / 이 번은 돌출 울타리 앞에 나오는 것조차 하지 않아.</text:p>
            </text:list-item>
            <text:list-item>
              <text:p text:style-name="P80">미케에 잠시 허리 문지르을 하고, 옹벽 위를 보면, 크로는 없어.</text:p>
            </text:list-item>
            <text:list-item>
              <text:p text:style-name="P80">어쩔 수 없이, 미케 만에 먹이를 주었다.</text:p>
            </text:list-item>
            <text:list-item>
              <text:p text:style-name="P32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2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2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2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2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19_123407</text:p>
      <text:p text:style-name="P8"/>
      <text:list xml:id="list3283907623777159893" text:style-name="L11">
        <text:list-item>
          <text:p text:style-name="P33">먹이주기</text:p>
          <text:list>
            <text:list-item>
              <text:p text:style-name="P3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1">크로는 오지 않았다. 항상 미케의 상대만 하고 있었기 때문이에요?</text:p>
            </text:list-item>
          </text:list>
        </text:list-item>
        <text:list-item>
          <text:p text:style-name="P33">신체</text:p>
        </text:list-item>
        <text:list-item>
          <text:p text:style-name="P33">음악</text:p>
          <text:list>
            <text:list-item>
              <text:p text:style-name="P33">비디오의 녹화. 어제는 1번 만.</text:p>
            </text:list-item>
          </text:list>
        </text:list-item>
        <text:list-item>
          <text:p text:style-name="P33">기타</text:p>
        </text:list-item>
        <text:list-item>
          <text:p text:style-name="P33">자유작문</text:p>
          <text:list>
            <text:list-item>
              <text:list>
                <text:list-item>
                  <text:p text:style-name="P33"><text:soft-page-break/>모두 스트레스에 시달리고 있어. みんな、ストレスに苦しんでいる。</text:p>
                </text:list-item>
                <text:list-item>
                  <text:p text:style-name="P33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3">던지고 버려질 기회를 갈망하고 있어. 投げ捨てられる機会を、渇望している。</text:p>
                </text:list-item>
                <text:list-item>
                  <text:p text:style-name="P33">그 걸 찾으면, 찾아냈다라고 생각하면, それを見つけたら、見つけられたと思ったら、</text:p>
                </text:list-item>
                <text:list-item>
                  <text:p text:style-name="P33">반사적으로 던지고 버린다. 反射的に、投げ捨てる。</text:p>
                </text:list-item>
                <text:list-item>
                  <text:p text:style-name="P33">그냥 뜨거운 주전자에 만졌다 사람이ちょうど、熱い薬缶に触れてしまった人が、</text:p>
                </text:list-item>
                <text:list-item>
                  <text:p text:style-name="P33">팔을 필사적으로 후퇴시킬 처럼 腕をしゃにむに引き戻すように。</text:p>
                </text:list-item>
                <text:list-item>
                  <text:p text:style-name="P33">커피를 입에 포함해 보니, コーヒーを口に含んだら、</text:p>
                </text:list-item>
                <text:list-item>
                  <text:p text:style-name="P33">엄청 뜨거워 생각할 시간도 없이 ものすごく熱くて、考える間もなく、</text:p>
                </text:list-item>
                <text:list-item>
                  <text:p text:style-name="P33">입을 벌리고 내뿜는 처럼. 口を開けて、吐き出すように。</text:p>
                </text:list-item>
              </text:list>
            </text:list-item>
            <text:list-item>
              <text:p text:style-name="P33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0_100912</text:p>
      <text:p text:style-name="P8"/>
      <text:list xml:id="list8385259103671512853" text:style-name="L12">
        <text:list-item>
          <text:p text:style-name="P34">먹이주기</text:p>
          <text:list>
            <text:list-item>
              <text:p text:style-name="P3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2">비가 내리고 있었다. / 울타리에 접근해 보니, 미케의 울음 소리. / 더우기 보면, 크로의 그림자도 보인다.</text:p>
            </text:list-item>
            <text:list-item>
              <text:p text:style-name="P82">각각에 먹이를 주었다.</text:p>
            </text:list-item>
          </text:list>
        </text:list-item>
        <text:list-item>
          <text:p text:style-name="P34">신체</text:p>
        </text:list-item>
        <text:list-item>
          <text:p text:style-name="P34">음악</text:p>
        </text:list-item>
        <text:list-item>
          <text:p text:style-name="P34">기타</text:p>
        </text:list-item>
        <text:list-item>
          <text:p text:style-name="P34">자유작문</text:p>
          <text:list>
            <text:list-item>
              <text:p text:style-name="P34"/>
            </text:list-item>
          </text:list>
        </text:list-item>
      </text:list>
      <text:p text:style-name="P7"/>
      <text:p text:style-name="P5"><text:soft-page-break/>[/ XXX] </text:p>
      <text:p text:style-name="P2"/>
      <text:p text:style-name="P12"/>
      <text:p text:style-name="P5">[XXX] </text:p>
      <text:p text:style-name="P8">myself / diary / 20200621_091326</text:p>
      <text:p text:style-name="P8"/>
      <text:list xml:id="list8259674863249519572" text:style-name="L13">
        <text:list-item>
          <text:p text:style-name="P35">먹이주기</text:p>
          <text:list>
            <text:list-item>
              <text:p text:style-name="P3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83">크로가 왔다. 미케는 오지 않았다.</text:p>
            </text:list-item>
            <text:list-item>
              <text:p text:style-name="P83">옹벽에 도착한 때 두 마리 모두 없었다.</text:p>
            </text:list-item>
            <text:list-item>
              <text:p text:style-name="P83">보도 쪽에 간다. 수영장의 모서리에 간다. 혀를 울린다.</text:p>
            </text:list-item>
            <text:list-item>
              <text:p text:style-name="P83">잠시 기다리 있지만, 오지 않아. 공원으로 돌아 시작한다.</text:p>
            </text:list-item>
            <text:list-item>
              <text:p text:style-name="P35"><text:span text:style-name="T4">수영장의 동쪽 구석</text:span><text:span text:style-name="T6">「コーナー</text:span><text:span text:style-name="T4">까지 온다.</text:span></text:p>
            </text:list-item>
            <text:list-item>
              <text:p text:style-name="P83">울타리 속에서 고양이의 울음 소리가 들린다.</text:p>
            </text:list-item>
            <text:list-item>
              <text:p text:style-name="P83">처음, 미케이 아닐까라고 생각한다. 하지만, 목소리가 약간 작다. 또 높다.</text:p>
            </text:list-item>
            <text:list-item>
              <text:p text:style-name="P83">더 들여다 보면, 크로의 눈이 이쪽을 보고 있다.</text:p>
            </text:list-item>
          </text:list>
        </text:list-item>
        <text:list-item>
          <text:p text:style-name="P35">자유작문</text:p>
          <text:list>
            <text:list-item>
              <text:p text:style-name="P35"/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2_121709</text:p>
      <text:p text:style-name="P8"/>
      <text:list xml:id="list8896211605205367796" text:style-name="L14">
        <text:list-item>
          <text:p text:style-name="P36">먹이주기</text:p>
          <text:list>
            <text:list-item>
              <text:p text:style-name="P36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84">류가 왔다. 어떻게 왔는지? / 우선, 미케가 있어. 지상에 내렸다. 허리를 마사지.</text:p>
            </text:list-item>
            <text:list-item>
              <text:p text:style-name="P84">잠시 후 보도 쪽의 옹벽 위에서 고양이의 그림자. 크로 이다.</text:p>
            </text:list-item>
            <text:list-item>
              <text:p text:style-name="P84"><text:soft-page-break/>미케를 옹벽에 올리고 먹이를 준다.</text:p>
            </text:list-item>
            <text:list-item>
              <text:p text:style-name="P84">그리고 크로 옆으로 간다. / 2,3 번 쓰다듬다. / 그러자, 크로는 보도 쪽에 가서 버린다.</text:p>
            </text:list-item>
            <text:list-item>
              <text:p text:style-name="P84">갑자기, 울타리 속에 한 마리의 고양이가 나타난다.</text:p>
            </text:list-item>
            <text:list-item>
              <text:p text:style-name="P84">순간 후 그가 류이라고 알 수 있다. / 페이스트는 이미 절반을 미케에게 주고 말았다.</text:p>
            </text:list-item>
            <text:list-item>
              <text:p text:style-name="P36"><text:span text:style-name="T4">순간 헤맨</text:span><text:span text:style-name="T6">「迷った</text:span><text:span text:style-name="T4"> 후 페이스트의 나머지 중 더 절반을 류에게 준다.</text:span></text:p>
            </text:list-item>
            <text:list-item>
              <text:p text:style-name="P84">수영장의 서 쪽 모퉁이로 가면, 크로가 울타리속에서 외에 나온다.</text:p>
            </text:list-item>
            <text:list-item>
              <text:p text:style-name="P84">그런데, 류도 공원 쪽에서 온 버린다.</text:p>
            </text:list-item>
            <text:list-item>
              <text:p text:style-name="P84">류에 향해 손을 들어, 여기에는 오지 말라고 전한다.</text:p>
            </text:list-item>
            <text:list-item>
              <text:p text:style-name="P36"><text:span text:style-name="T4">그때, 서둘러</text:span><text:span text:style-name="T6">「急いで</text:span><text:span text:style-name="T4"> 크로에게 페이스트의 나머지</text:span><text:span text:style-name="T6">「残り</text:span><text:span text:style-name="T4">를 준다.</text:span></text:p>
            </text:list-item>
            <text:list-item>
              <text:p text:style-name="P84">페이스트의 용기에는 아직 약간 음식이 남아있다.</text:p>
            </text:list-item>
            <text:list-item>
              <text:p text:style-name="P36"><text:span text:style-name="T4">용기의 가장자리</text:span><text:span text:style-name="T6">「縁</text:span><text:span text:style-name="T4">에 내세워</text:span><text:span text:style-name="T6">「押し出して</text:span><text:span text:style-name="T4"> 울타리 속에 있는 류에 내민다</text:span><text:span text:style-name="T6">「差し出す</text:span><text:span text:style-name="T4">.</text:span></text:p>
            </text:list-item>
            <text:list-item>
              <text:p text:style-name="P84">마지막 공원에 돌아간다. / 류도 돌아온다. / 페이스트는 이미 없다.</text:p>
            </text:list-item>
            <text:list-item>
              <text:p text:style-name="P36"><text:span text:style-name="T4">류에 "다시 와줘</text:span><text:span text:style-name="T6">「来てくれ</text:span><text:span text:style-name="T4">" 라고 목소리를 던진다</text:span><text:span text:style-name="T6">「投げる</text:span><text:span text:style-name="T4">.</text:span></text:p>
            </text:list-item>
          </text:list>
        </text:list-item>
        <text:list-item>
          <text:p text:style-name="P36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3_083327</text:p>
      <text:p text:style-name="P8"/>
      <text:list xml:id="list3412871986568739629" text:style-name="L15">
        <text:list-item>
          <text:p text:style-name="P3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5">류는 오지 않다.</text:p>
            </text:list-item>
            <text:list-item>
              <text:p text:style-name="P85">크로, 미케. 두 마리 모두 이미 옹벽 위에 있다.</text:p>
            </text:list-item>
            <text:list-item>
              <text:p text:style-name="P85">미케를 내렸다. <text:s/>/ 크로는 내려 오지 않다. 목소리를 던지지만, 여전히 오지않다.</text:p>
            </text:list-item>
            <text:list-item>
              <text:p text:style-name="P85">지상에서 미케의 허리를 마사지하면서, 크로에 목소리를 몇번 던진다.</text:p>
            </text:list-item>
            <text:list-item>
              <text:p text:style-name="P85">미케를 옹벽 위에 올린다. / 크로에 호소한다. "지상에 내려와자" / 변함없이 오지않다.</text:p>
            </text:list-item>
            <text:list-item>
              <text:p text:style-name="P85"><text:soft-page-break/>두 마리에 페이스트를 준다.</text:p>
            </text:list-item>
          </text:list>
        </text:list-item>
        <text:list-item>
          <text:p text:style-name="P37"/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4_123455</text:p>
      <text:p text:style-name="P8"/>
      <text:list xml:id="list6849231725148825733" text:style-name="L16">
        <text:list-item>
          <text:p text:style-name="P3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6">크로는 다시 내려 오지 않다.</text:p>
            </text:list-item>
            <text:list-item>
              <text:p text:style-name="P86">클로에 향해 목소리를 던지면서, 미케의 허리를 마사지한다.</text:p>
            </text:list-item>
            <text:list-item>
              <text:p text:style-name="P86">미케를 올림. 두 마리에 먹이를 준다.</text:p>
            </text:list-item>
          </text:list>
        </text:list-item>
        <text:list-item>
          <text:p text:style-name="P38">신체</text:p>
        </text:list-item>
        <text:list-item>
          <text:p text:style-name="P38">음악</text:p>
        </text:list-item>
        <text:list-item>
          <text:p text:style-name="P38">기타</text:p>
        </text:list-item>
        <text:list-item>
          <text:p text:style-name="P38">자유작문</text:p>
          <text:list>
            <text:list-item>
              <text:p text:style-name="P38">у меня болит талия, все еще. / А также, болит моя голень[<text:span text:style-name="T7">脛</text:span>.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5">[XXX] </text:p>
      <text:p text:style-name="P8">myself / diary / 20200625_093747</text:p>
      <text:p text:style-name="P8"/>
      <text:list xml:id="list5855078928842750527" text:style-name="L17">
        <text:list-item>
          <text:p text:style-name="P3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7">두 마리도 오지않다. / 수영장의 서쪽으로 간다. / 혀를 울리하지만, 오지않다.</text:p>
            </text:list-item>
          </text:list>
        </text:list-item>
        <text:list-item>
          <text:p text:style-name="P39">신체</text:p>
          <text:list>
            <text:list-item>
              <text:p text:style-name="P39">식초<text:span text:style-name="T7">「酢</text:span>를 마시기 시작했다. / 핥는다<text:span text:style-name="T7">「舐める</text:span>. / 분양으로<text:span text:style-name="T7">「分量で</text:span> 하면, <text:soft-page-break/>한 방울<text:span text:style-name="T7">「滴</text:span> 또는 두 방울. / 입안<text:span text:style-name="T7">「口の中</text:span>이 뜨거워진다<text:span text:style-name="T7">「熱くなる</text:span>.</text:p>
            </text:list-item>
          </text:list>
        </text:list-item>
        <text:list-item>
          <text:p text:style-name="P39">기타 : 메모했던 것</text:p>
          <text:list>
            <text:list-item>
              <text:p text:style-name="P39">"나는 그리스도인 입니다" 라고 할 사람. / 그 사람이 노조에 대해 어떻게 생각할까. / 장시간 노동의 괴로움을 호소하는 사람에 대해 어떤 반응을 할까?</text:p>
            </text:list-item>
            <text:list-item>
              <text:p text:style-name="P39">"하나님을 믿는다" 는 무엇인가? / "믿는다" 는 무엇인가? 어떤 의미인가? 뭘 의미 하는가? / "구석에 뭔가를 만든다" 는 "사상을 만는다" <text:s/>는 것인가?</text:p>
            </text:list-item>
          </text:list>
        </text:list-item>
        <text:list-item>
          <text:p text:style-name="P39">자유작문</text:p>
          <text:list>
            <text:list-item>
              <text:p text:style-name="P39">꿈</text:p>
              <text:list>
                <text:list-item>
                  <text:p text:style-name="P39">자고 있을 때<text:span text:style-name="T7">「寝ているとき</text:span>, 꿈을 꾸고 있어요? </text:p>
                </text:list-item>
                <text:list-item>
                  <text:p text:style-name="P39">꿈이 있는 이야기 군요<text:span text:style-name="T7">「ですね</text:span>.</text:p>
                </text:list-item>
                <text:list-item>
                  <text:p text:style-name="P39">당신의 꿈은 무엇인가요?</text:p>
                </text:list-item>
              </text:list>
            </text:list-item>
            <text:list-item>
              <text:p text:style-name="P39">그림자<text:span text:style-name="T7">「影</text:span></text:p>
              <text:list>
                <text:list-item>
                  <text:p text:style-name="P39">저기에 서있는<text:span text:style-name="T7">「立っている</text:span> 사람은 상당히 그림자<text:span text:style-name="T7">「影</text:span>가 있는 사람 이군요.</text:p>
                </text:list-item>
              </text:list>
            </text:list-item>
            <text:list-item>
              <text:p text:style-name="P39">사탕<text:span text:style-name="T7">「飴</text:span></text:p>
              <text:list>
                <text:list-item>
                  <text:p text:style-name="P39">하루에 몇 마리의 사탕을 핥아있어요?</text:p>
                </text:list-item>
                <text:list-item>
                  <text:p text:style-name="P39">사탕을 과식하고 있네요.</text:p>
                </text:list-item>
              </text:list>
            </text:list-item>
            <text:list-item>
              <text:p text:style-name="P39">융단</text:p>
              <text:list>
                <text:list-item>
                  <text:p text:style-name="P39">이 융단은 누가 샀읍니까? (샀어요?)</text:p>
                </text:list-item>
              </text:list>
            </text:list-item>
          </text:list>
          <text:p text:style-name="P39"/>
        </text:list-item>
      </text:list>
      <text:p text:style-name="P5">[/ XXX] </text:p>
      <text:p text:style-name="P2"/>
      <text:p text:style-name="P12"/>
      <text:p text:style-name="P5">[XXX] </text:p>
      <text:p text:style-name="P8">myself / diary / 20200627_110118</text:p>
      <text:p text:style-name="P8"/>
      <text:list xml:id="list1915485342619705269" text:style-name="L18">
        <text:list-item>
          <text:p text:style-name="P4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0"><text:span text:style-name="T4">크로만 왔다. / 옹벽에 가까워지면</text:span><text:span text:style-name="T6">「近づくと</text:span><text:span text:style-name="T4"> 울음 소리가 난다</text:span><text:span text:style-name="T6">「する</text:span><text:span text:style-name="T4">.</text:span></text:p>
            </text:list-item>
            <text:list-item>
              <text:p text:style-name="P88">크로가 돌출 울타리의 앞, 즉, 보도의 반대쪽에 있다.</text:p>
            </text:list-item>
            <text:list-item>
              <text:p text:style-name="P40"><text:span text:style-name="T4">더 가까워진다. / "아래로</text:span><text:span text:style-name="T6">「下へ</text:span><text:span text:style-name="T4"> 오자" 라고 부르다</text:span><text:span text:style-name="T6">「呼ぶ</text:span><text:span text:style-name="T4">.<text:tab/></text:span></text:p>
            </text:list-item>
            <text:list-item>
              <text:p text:style-name="P40"><text:span text:style-name="T4">오지 않다.</text:span><text:span text:style-name="T6"> / 목을 구부려, 머리 꼭대기를 옹벽 상에 문질러 낸다. / 뭔가를 </text:span><text:soft-page-break/><text:span text:style-name="T6">원하는 위해 아첨하는 행동. / 단, 지상에는 내려오지 않다.</text:span></text:p>
            </text:list-item>
          </text:list>
        </text:list-item>
        <text:list-item>
          <text:p text:style-name="P40"/>
        </text:list-item>
      </text:list>
      <text:p text:style-name="P7"/>
      <text:p text:style-name="P5">[/ XXX] 20200627_112413</text:p>
      <text:p text:style-name="P2"/>
      <text:p text:style-name="P12"/>
      <text:p text:style-name="P5">[XXX] </text:p>
      <text:p text:style-name="P8">myself / diary / 20200628_105935</text:p>
      <text:p text:style-name="P8"/>
      <text:list xml:id="list3301264539764701830" text:style-name="L19">
        <text:list-item>
          <text:p text:style-name="P4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89">류가 왔다. / 옹백에 도착했던 때 이미 옹벽 위에 있었다.</text:p>
            </text:list-item>
            <text:list-item>
              <text:p text:style-name="P89">우선, 그림자만 보였지만, 머리의 크기에 의해 류이라고 알려졌다.</text:p>
            </text:list-item>
            <text:list-item>
              <text:p text:style-name="P89">류에 말을 걸어, 근처에 간다. / 조금 고민했지만, 베이스트를 반 주기로한다.</text:p>
            </text:list-item>
            <text:list-item>
              <text:p text:style-name="P89">페이스트를 용기에서 반출한 후 돌출 방향을 보면, 크로가 있다. / 네발 앉아 있다.</text:p>
            </text:list-item>
            <text:list-item>
              <text:p text:style-name="P89">크로에 나머지 중 4 분의 3 정도를 준다.</text:p>
            </text:list-item>
            <text:list-item>
              <text:p text:style-name="P89">그리고, 나머지 전부를 다시 류에 준다.</text:p>
            </text:list-item>
            <text:list-item>
              <text:p text:style-name="P89">크로눈 그 후 지상에 내리고 온다. / 데굴 데굴 을 잠시 한다.</text:p>
            </text:list-item>
            <text:list-item>
              <text:p text:style-name="P41"><text:span text:style-name="T4">나가 일어 선다</text:span><text:span text:style-name="T6">「立ち上がる</text:span><text:span text:style-name="T4">. / 운동장 쪽으로 달린다. </text:span></text:p>
            </text:list-item>
            <text:list-item>
              <text:p text:style-name="P89">나는 류의 것이 걱정되어 류의 근처에 간다. / 류에 "미안해, 오늘은 이 것으로 끝이다" 라고 말을 건다. / 그리고 되돌아 보면, 크로가 보이지 않다.</text:p>
            </text:list-item>
            <text:list-item>
              <text:p text:style-name="P89">주위를 조금 걸어 본다. / 없다. / 보도에 가장 가까운 곳에 나있는 나무의 뿌리를 본다. 크로가 있다.</text:p>
            </text:list-item>
            <text:list-item>
              <text:p text:style-name="P89">목소리를 건다. / 그러나 크로는 보도 쪽으로 가고 버린다. / 그리고 보도 쪽의 옹벽에 오른다. / 울타리 안에.</text:p>
            </text:list-item>
            <text:list-item>
              <text:p text:style-name="P41"><text:span text:style-name="T4">어쩔 수 없이, "음, 좋아요" 라고 목소리를 걸어,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41"/>
        </text:list-item>
      </text:list>
      <text:p text:style-name="P7"/>
      <text:p text:style-name="P5">[/ XXX] 20200628_112644</text:p>
      <text:p text:style-name="P2"><text:soft-page-break/></text:p>
      <text:p text:style-name="P12"/>
      <text:p text:style-name="P5">[XXX] </text:p>
      <text:p text:style-name="P8">myself / diary / 20200629_123730</text:p>
      <text:p text:style-name="P8"/>
      <text:list xml:id="list1220425487970921139" text:style-name="L20">
        <text:list-item>
          <text:p text:style-name="P4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42"><text:span text:style-name="T4">두 마리 모두 왔다.</text:span><text:span text:style-name="T6"> / 옹벽에 도착한 때 크로만 있다.</text:span></text:p>
            </text:list-item>
            <text:list-item>
              <text:p text:style-name="P123">데굴 데굴은 하지 않는다. / 허리 마사지만 한다. / 크로 자신이 데굴을 하지 않는다. / 허리를 쭉「ずっと 편「伸ばした 채로「ままで 있다.</text:p>
            </text:list-item>
            <text:list-item>
              <text:p text:style-name="P123">그리고, 울음 소리가 들려온다「聞こえてくる. / </text:p>
            </text:list-item>
            <text:list-item>
              <text:p text:style-name="P123">이 번은 두 마리를 마사지 할 때 두 마리를 동시에 한다. / 즉, 각각 한쪽「片側の 팔으로「腕で 마사지 한다. / 즉, 미케는 무작정「むやみに 움직이지만「動くのだが, 그럼에도 불구하고 여전히 한쪽 팔으로 마사지를 계속한다.</text:p>
            </text:list-item>
          </text:list>
        </text:list-item>
      </text:list>
      <text:p text:style-name="P9"/>
      <text:p text:style-name="P5">[/ XXX] 20200629_130609</text:p>
      <text:p text:style-name="P2"/>
      <text:p text:style-name="P5">[XXX] </text:p>
      <text:p text:style-name="P8">myself / diary / 20200630_122301</text:p>
      <text:p text:style-name="P8"/>
      <text:list xml:id="list6999265771561099753" text:style-name="L21">
        <text:list-item>
          <text:p text:style-name="P4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0">크로는 자시 지상에는 내리오지 않는다.</text:p>
            </text:list-item>
            <text:list-item>
              <text:p text:style-name="P43"><text:span text:style-name="T4">미케만을 앞다리</text:span><text:span text:style-name="T6">「前脚</text:span><text:span text:style-name="T4">의 겨드랑이</text:span><text:span text:style-name="T6">「脇</text:span><text:span text:style-name="T4">를 잡고</text:span><text:span text:style-name="T6">「掴んで</text:span><text:span text:style-name="T4">, <text:s/>내렸다.</text:span></text:p>
            </text:list-item>
            <text:list-item>
              <text:p text:style-name="P90">전 번 째와 같이, 미케에 마사지를 할 때, 때때로 크로에 목소리를 던진다.</text:p>
            </text:list-item>
            <text:list-item>
              <text:p text:style-name="P90">그리고 미케를 옹벽에 올리고, 페이스트를 준다. / 우선 미케. 그리고, 크로.</text:p>
            </text:list-item>
            <text:list-item>
              <text:p text:style-name="P90">왜 미케가 먼저 인가요? / 처음에는, 미케가 냐아냐아 라고 울기 때문에 부드럽게 시킬을 위해 미케에 우선적으로 준 것이였다. / 하지만, 그 후는 그 순서가 습관이 되었다. / 지금 현재, 뭔가 필요가 있기 때문에 그런 순서로 하고있는 것은 아니다.</text:p>
            </text:list-item>
          </text:list>
        </text:list-item>
        <text:list-item>
          <text:p text:style-name="P43"/>
        </text:list-item>
      </text:list>
      <text:p text:style-name="P7"/>
      <text:p text:style-name="P5">[/ XXX] 20200630_124414</text:p>
      <text:p text:style-name="P4"><text:soft-page-break/></text:p>
      <text:p text:style-name="P12"/>
      <text:p text:style-name="P5">[XXX] </text:p>
      <text:p text:style-name="P8">myself / diary / 20200701_134152</text:p>
      <text:p text:style-name="P8"/>
      <text:list xml:id="list3033203147712027358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1">두 마리가 온다. / 미케의 허리 마사지. 옹벽에 올림. 페이스트.</text:p>
            </text:list-item>
            <text:list-item>
              <text:p text:style-name="P44"><text:span text:style-name="T4">고체를 미케에 줬던 후 미케가 크로의 곳을로 가서 크로의 분을 먹으려고 한다</text:span><text:span text:style-name="T6">「食べようとする</text:span><text:span text:style-name="T4">.</text:span></text:p>
            </text:list-item>
            <text:list-item>
              <text:p text:style-name="P44"><text:span text:style-name="T4">나는 내 팔을 뻗어 미케를 물리쳐 한다</text:span><text:span text:style-name="T6">「押し返そうとする</text:span><text:span text:style-name="T4">.</text:span></text:p>
            </text:list-item>
            <text:list-item>
              <text:p text:style-name="P91">그러자, 크로가 울타리 안쪽으로 가서 버린다.</text:p>
            </text:list-item>
          </text:list>
        </text:list-item>
      </text:list>
      <text:p text:style-name="P7"/>
      <text:p text:style-name="P5">[/ XXX] 20200701_135817</text:p>
      <text:p text:style-name="P2"/>
      <text:p text:style-name="P12"/>
      <text:p text:style-name="P5">[XXX] </text:p>
      <text:p text:style-name="P8">myself / diary / 20200702_141529</text:p>
      <text:p text:style-name="P8"/>
      <text:list xml:id="list13936654490976442" text:style-name="L23">
        <text:list-item>
          <text:p text:style-name="P4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2">비가 내리고 있었다. / 울타리 속에도 두 마리는 없다. / 수여장의 서 쪽으로 가서 본다. / 혀를 울린다. / 누구도 오지 않다.</text:p>
            </text:list-item>
            <text:list-item>
              <text:p text:style-name="P92">공원으로 돌아간다. / 입구의 근처에서 고양이의 울음소리가 들린다. / 차도의 맞은 편에 있는 아파트의 입구 근처에서.</text:p>
            </text:list-item>
            <text:list-item>
              <text:p text:style-name="P92">미케라고 알수 있다. / 하지만, 비가 많이 내리고 있다. / 그대로 공원에 들어간다. / 집으로 향한다. 비는 계속 내리고 있다.</text:p>
            </text:list-item>
          </text:list>
        </text:list-item>
        <text:list-item>
          <text:p text:style-name="P45"/>
        </text:list-item>
      </text:list>
      <text:p text:style-name="P7"/>
      <text:p text:style-name="P5">[/ XXX] 20200702_142625</text:p>
      <text:p text:style-name="P2"/>
      <text:p text:style-name="P12"><text:soft-page-break/></text:p>
      <text:p text:style-name="P5">[XXX] </text:p>
      <text:p text:style-name="P8">myself / diary / 20200703_135610</text:p>
      <text:p text:style-name="P8"/>
      <text:list xml:id="list2753053181510548762" text:style-name="L24">
        <text:list-item>
          <text:p text:style-name="P4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3">두 마리 모두. / 미케에게 허리 마사지. / 두 마리에게 페이스트.</text:p>
            </text:list-item>
            <text:list-item>
              <text:p text:style-name="P93">크로는 옹벽 위에서.</text:p>
            </text:list-item>
          </text:list>
        </text:list-item>
        <text:list-item>
          <text:p text:style-name="P46">신체</text:p>
        </text:list-item>
        <text:list-item>
          <text:p text:style-name="P46">음악</text:p>
          <text:list>
            <text:list-item>
              <text:p text:style-name="P46">기타를 다시 시작했다. / 이 번, 명확하게 활동의 목표를 작곡으로 집중하고 있다.</text:p>
            </text:list-item>
            <text:list-item>
              <text:p text:style-name="P46">"잘 연주 할 수 있게된다" 라는 생각은 없다. 전혀.<text:span text:style-name="T7"> / 먼저, 음악이 있다. 그 음악을 연주하고 싶다. / 즉, 실제 소리으로 바꾸고 싶다. / 그 행위를 위해, 일정 기술이 필요하다. / 그 기술을 사용하기 위해서는, 일정 활동이 필요하며, 그 활동을 사람들은 "연습" 이라고 부른다.</text:span></text:p>
            </text:list-item>
          </text:list>
        </text:list-item>
      </text:list>
      <text:p text:style-name="P8"/>
      <text:p text:style-name="P5">[/ XXX] 20200703_142400</text:p>
      <text:p text:style-name="P2"/>
      <text:p text:style-name="P12"/>
      <text:p text:style-name="P5">[XXX] </text:p>
      <text:p text:style-name="P8">myself / diary / 20200705_171650</text:p>
      <text:p text:style-name="P8"/>
      <text:list xml:id="list3600669047573803489" text:style-name="L25">
        <text:list-item>
          <text:p text:style-name="P4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4">어제. 미케는 처음부터 옹벽 위에 있다.</text:p>
            </text:list-item>
            <text:list-item>
              <text:p text:style-name="P94">크로는 옹벽 위에는 오지 않고, 울타리 속에도 없다.</text:p>
            </text:list-item>
            <text:list-item>
              <text:p text:style-name="P94">미케에 페이스트를 준 후 수영장 서쪽 모서리로 간다.</text:p>
            </text:list-item>
            <text:list-item>
              <text:p text:style-name="P47"><text:span text:style-name="T4">혀를 울리면서 기다린다. / 잠시 후 크로가 수영장 서쪽 옆에 있는 소부지</text:span><text:span text:style-name="T6">「小敷地</text:span><text:span text:style-name="T4"> 구석</text:span><text:span text:style-name="T6">「隅</text:span><text:span text:style-name="T4">에게 나온다.</text:span></text:p>
            </text:list-item>
            <text:list-item>
              <text:p text:style-name="P94">하품을 하고 있다.</text:p>
            </text:list-item>
            <text:list-item>
              <text:p text:style-name="P94">"이쪽으로 오자" 라고 목소리를 던지면서, 공원의 방향으로 내 몸을 향한다.</text:p>
            </text:list-item>
            <text:list-item>
              <text:p text:style-name="P94">하지만, 크로는 그 자리에 우두커니 채 움직이지 않다.</text:p>
            </text:list-item>
            <text:list-item>
              <text:p text:style-name="P94"><text:soft-page-break/>어쩔 수 없이, 그 자리으로 페이스트를 준다.</text:p>
            </text:list-item>
          </text:list>
        </text:list-item>
      </text:list>
      <text:p text:style-name="P7"/>
      <text:p text:style-name="P5">[/ XXX] 20200705_173306</text:p>
      <text:p text:style-name="P2"/>
      <text:p text:style-name="P12"/>
      <text:p text:style-name="P5">[XXX] </text:p>
      <text:p text:style-name="P8">myself / diary / 20200707_122503</text:p>
      <text:p text:style-name="P8"/>
      <text:list xml:id="list8800063485663563710" text:style-name="L26">
        <text:list-item>
          <text:p text:style-name="P4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5">어제. 두 마리 모두 온다.</text:p>
            </text:list-item>
            <text:list-item>
              <text:p text:style-name="P95">어제는 그 때 까지 와는 달리, 미케를 지상에 내렸던 후 먼저 크로에게 페이스트를 주었다.</text:p>
            </text:list-item>
            <text:list-item>
              <text:p text:style-name="P95">그리고 페이스트의 용기를 오른손으로 든 채 미케에게 마사지를 하려고 한다.</text:p>
            </text:list-item>
            <text:list-item>
              <text:p text:style-name="P48"><text:span text:style-name="T4">그러자, 미케는 보도 방향으로 걸어 가고, 옹벽 위에 뛰어</text:span><text:span text:style-name="T6">「飛び</text:span><text:span text:style-name="T4"> 올라</text:span><text:span text:style-name="T6">「登って</text:span><text:span text:style-name="T4">, 우리 쪽으로 트로트하고</text:span><text:span text:style-name="T6">「トロットして</text:span><text:span text:style-name="T4"> 온다.</text:span></text:p>
            </text:list-item>
            <text:list-item>
              <text:p text:style-name="P95">그리고 미케에게도 페이스트를 준다.</text:p>
            </text:list-item>
            <text:list-item>
              <text:p text:style-name="P48"><text:span text:style-name="T4">그 후, 얼마 지나지 않아</text:span><text:span text:style-name="T6">「過ぎずに</text:span><text:span text:style-name="T4">, 크로는 울타리 안에 들어 버린다.</text:span></text:p>
            </text:list-item>
            <text:list-item>
              <text:p text:style-name="P95">미케는 그러자, 크로가 먹다 남은 분을 먹고 시작한다.</text:p>
            </text:list-item>
          </text:list>
        </text:list-item>
      </text:list>
      <text:p text:style-name="P8"/>
      <text:p text:style-name="P7"/>
      <text:p text:style-name="P5">[/ XXX] 20200707_124110</text:p>
      <text:p text:style-name="P2"/>
      <text:p text:style-name="P12"/>
      <text:p text:style-name="P5">[XXX] </text:p>
      <text:p text:style-name="P8">myself / diary / 20200708_131305</text:p>
      <text:p text:style-name="P8"/>
      <text:list xml:id="list1668286535070862482" text:style-name="L27">
        <text:list-item>
          <text:p text:style-name="P4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6">두 마리 모두. / 크로는 위에 남아 있다. / 미케는 지상에서 허리 마사지. / 크로에는 먼저 페이스트를.</text:p>
            </text:list-item>
            <text:list-item>
              <text:p text:style-name="P49"><text:soft-page-break/><text:span text:style-name="T4">이번 째 다른 점은 : 미케의 마사지를 마칠</text:span><text:span text:style-name="T6">「終える</text:span><text:span text:style-name="T4"> 무렵에</text:span><text:span text:style-name="T6">「頃に</text:span><text:span text:style-name="T4"> 문득</text:span><text:span text:style-name="T6">「ふと</text:span><text:span text:style-name="T4"> 옹벽 위를 보면, 크로가 이동했고 보도쪽에서 앉아 있다.</text:span></text:p>
            </text:list-item>
            <text:list-item>
              <text:p text:style-name="P96">지상에 내려 싶은지 생각하고, 한 두 걸음 접근고, "아래에 오는거야?" 라고 목소리를 던진다.</text:p>
            </text:list-item>
            <text:list-item>
              <text:p text:style-name="P49"><text:span text:style-name="T4">크로는 여기쪽을 본다가</text:span><text:span text:style-name="T6">「見るが</text:span><text:span text:style-name="T4">, 오려고</text:span><text:span text:style-name="T6">「来ようとは</text:span><text:span text:style-name="T4"> 하지 않는다.</text:span></text:p>
            </text:list-item>
          </text:list>
        </text:list-item>
        <text:list-item>
          <text:p text:style-name="P49">새로운 지식</text:p>
          <text:list>
            <text:list-item>
              <text:p text:style-name="P49">호박<text:span text:style-name="T7">「かぼちゃ</text:span>은 원산지는 남북아메리카 입니다.</text:p>
            </text:list-item>
            <text:list-item>
              <text:p text:style-name="P49">"동맥<text:span text:style-name="T7">「動脈</text:span> 염<text:span text:style-name="T7">「炎</text:span>" 이라는 의학의 용어가 있다. / 동맥이 부풀어 오른다<text:span text:style-name="T7">「膨らむ</text:span>.</text:p>
            </text:list-item>
          </text:list>
        </text:list-item>
      </text:list>
      <text:p text:style-name="P7"/>
      <text:p text:style-name="P5">[/ XXX] 20200708_134232</text:p>
      <text:p text:style-name="P2"/>
      <text:p text:style-name="P12"/>
      <text:p text:style-name="P5">[XXX] </text:p>
      <text:p text:style-name="P8">myself / diary / 20200709_122202</text:p>
      <text:p text:style-name="P8"/>
      <text:list xml:id="list8036880637113069338" text:style-name="L28">
        <text:list-item>
          <text:p text:style-name="P5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7">크로는 다시 지상에는 오지않다.</text:p>
            </text:list-item>
            <text:list-item>
              <text:p text:style-name="P97">어제는 페이스트를 줄 수 없었다. / 가방에 넣는 걸 잊었다. / 다 써 있는걸 몰랐다. / 다 써 때 보충할 걸, 잊었다. <text:s/>/ 잊지 않기 위한 대책을 세우지 않았다.</text:p>
            </text:list-item>
            <text:list-item>
              <text:p text:style-name="P50"><text:span text:style-name="T4">어쨌든</text:span><text:span text:style-name="T6">「いずれにせよ</text:span><text:span text:style-name="T4">, 어제는 페이스트는 주지 않고 , 고체 만 주었다.</text:span></text:p>
            </text:list-item>
            <text:list-item>
              <text:p text:style-name="P50"><text:span text:style-name="T4">먼저 크로에. 그 후 미케에. / 미케에 주는 동안 크로는 가만히</text:span><text:span text:style-name="T6">「じっと</text:span><text:span text:style-name="T4"> 이쪽을 보고 있었다.</text:span></text:p>
            </text:list-item>
          </text:list>
        </text:list-item>
        <text:list-item>
          <text:p text:style-name="P50">새로운 지식</text:p>
          <text:list>
            <text:list-item>
              <text:p text:style-name="P50">"すずしん帽" 이라는 제품이 있다는 걸 알았다. 머리에 쓰는<text:span text:style-name="T7">「かぶる</text:span> 방식. <text:s/>/ 두부<text:span text:style-name="T7">「頭部</text:span>는 메쉬<text:span text:style-name="T7">「メッシュ</text:span> 제료<text:span text:style-name="T7">「材料</text:span> 로 작성 되어있다. / 이마<text:span text:style-name="T7">「額</text:span> 부분에는 두꺼운<text:span text:style-name="T7">「厚手の</text:span> 시트가 장착<text:span text:style-name="T7">「装着</text:span> 되어있다. / 땀<text:span text:style-name="T7">「汗</text:span>을 빨아<text:span text:style-name="T7">「吸って</text:span> 준다<text:span text:style-name="T7">「くれる</text:span>.</text:p>
            </text:list-item>
          </text:list>
        </text:list-item>
      </text:list>
      <text:p text:style-name="P7"/>
      <text:p text:style-name="P5">[/ XXX] 20200709_125115</text:p>
      <text:p text:style-name="P2"><text:soft-page-break/></text:p>
      <text:p text:style-name="P12"/>
      <text:p text:style-name="P5">[XXX] </text:p>
      <text:p text:style-name="P8">myself / diary / 20200710_093348</text:p>
      <text:p text:style-name="P8"/>
      <text:list xml:id="list8758960826763475346" text:style-name="L29">
        <text:list-item>
          <text:p text:style-name="P5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98">비가 내렸다. / 두 마리는 오지 않을까라고 생각했었다.</text:p>
            </text:list-item>
            <text:list-item>
              <text:p text:style-name="P98">옹벽에 도착하고, 울타리 안을 들여다본다. / 혀를 울린다.</text:p>
            </text:list-item>
            <text:list-item>
              <text:p text:style-name="P98">1 분 정도 그 자리에 있던 것일까, "냐아" 라고 고양이의 울음소리가 들린다. / 곧 그 소리가 미케이라고 알 수 있다.</text:p>
            </text:list-item>
            <text:list-item>
              <text:p text:style-name="P98">미케에 울타리 너머로 페이스트를 준다.</text:p>
            </text:list-item>
            <text:list-item>
              <text:p text:style-name="P98">크로는 보이지 않는다. / 미케에 주었던 후 울타리 안의 어둠에 목소리를 던진다.</text:p>
            </text:list-item>
            <text:list-item>
              <text:p text:style-name="P51"><text:span text:style-name="T4">곧, 미케가 있는 울타리 부지</text:span><text:span text:style-name="T6">「敷地</text:span><text:span text:style-name="T4">의 옆 부지에 한 그림자가 보인다. / 털</text:span><text:span text:style-name="T6">「毛</text:span><text:span text:style-name="T4">의 모습에 의해서는 것일까, 그가 크로이라고 알 수 있다.</text:span></text:p>
            </text:list-item>
          </text:list>
        </text:list-item>
      </text:list>
      <text:p text:style-name="P7"/>
      <text:p text:style-name="P5">[/ XXX] 20200710_095419</text:p>
      <text:p text:style-name="P2"/>
      <text:p text:style-name="P12"/>
      <text:p text:style-name="P5">[XXX] </text:p>
      <text:p text:style-name="P8">myself / korean / 20200710_111717</text:p>
      <text:p text:style-name="P8"/>
      <text:list xml:id="list6331136345884136975" text:style-name="L30">
        <text:list-item>
          <text:p text:style-name="P99">A</text:p>
          <text:list>
            <text:list-item>
              <text:p text:style-name="P99">위안부 문제. / 30 만인의 조선의 여성들. / 강제적으로 성 노예로 되었다.</text:p>
            </text:list-item>
            <text:list-item>
              <text:p text:style-name="P99">일본군은 이 성노예 제도의 운영에 참여했었다.</text:p>
            </text:list-item>
            <text:list-item>
              <text:p text:style-name="P99">따라서, 일본은 국가로 성노예 피해자들에 대해 책임이 있다.</text:p>
            </text:list-item>
          </text:list>
        </text:list-item>
        <text:list-item>
          <text:p text:style-name="P99">B</text:p>
          <text:list>
            <text:list-item>
              <text:p text:style-name="P99">만약 일본군이 위안부 제도의 운영에 참여하지 않았었다면, 그러자, 일본은 국가로는 책임이 없는 것우로 될까요?</text:p>
            </text:list-item>
          </text:list>
        </text:list-item>
      </text:list>
      <text:p text:style-name="P7"/>
      <text:p text:style-name="P5">[/ XXX] 20200710_113613</text:p>
      <text:p text:style-name="P2"><text:soft-page-break/></text:p>
      <text:p text:style-name="P12"/>
      <text:p text:style-name="P5">[XXX] </text:p>
      <text:p text:style-name="P8">myself / diary / 20200711_131132</text:p>
      <text:p text:style-name="P8"/>
      <text:list xml:id="list6805419093400681548" text:style-name="L31">
        <text:list-item>
          <text:p text:style-name="P5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0">아무도 오지 않다. / 항상 올 곳에서는 없다.</text:p>
            </text:list-item>
            <text:list-item>
              <text:p text:style-name="P100">보도에 나오고 수영장의 서쪽으로 걸어간다.</text:p>
            </text:list-item>
            <text:list-item>
              <text:p text:style-name="P100">울타리에 접근하고, 혀를 울린다. / 오지 않다.</text:p>
            </text:list-item>
            <text:list-item>
              <text:p text:style-name="P100">비교적으로 오래 기다렸다가, 공원에게 돌아간다.</text:p>
            </text:list-item>
          </text:list>
        </text:list-item>
        <text:list-item>
          <text:p text:style-name="P52">새로운 지식 / 행동</text:p>
          <text:list>
            <text:list-item>
              <text:p text:style-name="P52">목욕한 후, 스트레칭 기타 항목의 후, 책을 읽었다.</text:p>
              <text:list>
                <text:list-item>
                  <text:p text:style-name="P52">이번의 독서. 지금까지와 다른 점은, 이번은, 독서에 즈음하여 메모를 작성할 걸 전제로 하고 있어요.</text:p>
                </text:list-item>
                <text:list-item>
                  <text:p text:style-name="P52">다시 말해, 읽고 있는 도중에 읽기를 일단 중단하고, 적어두고 싶다고 느끼는 것들을 적어두고, 그리고 또, 독서를 재개한다.</text:p>
                </text:list-item>
              </text:list>
            </text:list-item>
          </text:list>
        </text:list-item>
      </text:list>
      <text:p text:style-name="P7"/>
      <text:p text:style-name="P5">[/ XXX] 20200711_133659</text:p>
      <text:p text:style-name="P2"/>
      <text:p text:style-name="P12"/>
      <text:p text:style-name="P5">[XXX] </text:p>
      <text:p text:style-name="P8">myself / diary / 20200712_114245</text:p>
      <text:p text:style-name="P8"/>
      <text:list xml:id="list5805233127788264247" text:style-name="L32">
        <text:list-item>
          <text:p text:style-name="P5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1">옹벽에 도착한 때는 크로만 있다. / 다가온 시점에서 고양이의 목소리. / 미케의 목소리냐라고도 생각했지만, 약간 음정이 높다.</text:p>
            </text:list-item>
            <text:list-item>
              <text:p text:style-name="P53"><text:span text:style-name="T4">크로는 이번은 돌출울타리의 앞에 나온다. / 손으로 크로의 옆구리</text:span><text:span text:style-name="T6">「脇腹</text:span><text:span text:style-name="T4">를 본 라고 두드린다</text:span><text:span text:style-name="T6">「叩く</text:span><text:span text:style-name="T4">.</text:span></text:p>
            </text:list-item>
            <text:list-item>
              <text:p text:style-name="P101">그러자, "냐아 냐아" 라고 미케의 울음소리가 들려 온다.</text:p>
            </text:list-item>
            <text:list-item>
              <text:p text:style-name="P53"><text:span text:style-name="T4">도로</text:span><text:span text:style-name="T6">「道路</text:span><text:span text:style-name="T4">의 반대편</text:span><text:span text:style-name="T6">「反対側</text:span><text:span text:style-name="T4">에 있는 아파트. / 1 층</text:span><text:span text:style-name="T6">「階</text:span><text:span text:style-name="T4">의 북쪽에 설치되어있는 창</text:span><text:span text:style-name="T6">「窓</text:span><text:span text:style-name="T4">. / 그 창 아래</text:span><text:span text:style-name="T6">「下</text:span><text:span text:style-name="T4">, 아파트의 벽에 접하고</text:span><text:span text:style-name="T6">「接して</text:span><text:span text:style-name="T4">, 작은 창고</text:span><text:soft-page-break/><text:span text:style-name="T6">「倉庫</text:span><text:span text:style-name="T4">가 놓여져있다</text:span><text:span text:style-name="T6">「置かれている</text:span><text:span text:style-name="T4">.</text:span></text:p>
            </text:list-item>
            <text:list-item>
              <text:p text:style-name="P101">그 창고 위에 한 마리 고양이가 있다. 미케이다. / "냐아 냐아" 라고 큰 목소리로 울고 있다.</text:p>
            </text:list-item>
            <text:list-item>
              <text:p text:style-name="P53"><text:span text:style-name="T4">도로를 건너</text:span><text:span text:style-name="T6">「渡って</text:span><text:span text:style-name="T4">, 보도에게서 "오자" 라고 호소했지만, 그러나, 미케는 울고있을뿐만</text:span><text:span text:style-name="T6">「鳴いているばかりで</text:span><text:span text:style-name="T4">, 여기서에는 오지 않는다.</text:span></text:p>
            </text:list-item>
          </text:list>
        </text:list-item>
      </text:list>
      <text:p text:style-name="P7"/>
      <text:p text:style-name="P5">[/ XXX] 20200712_120616</text:p>
      <text:p text:style-name="P2"/>
      <text:p text:style-name="P12"/>
      <text:p text:style-name="P5">[XXX] </text:p>
      <text:p text:style-name="P8">myself / diary / 20200713_102622</text:p>
      <text:p text:style-name="P8"/>
      <text:list xml:id="list4578809902194259737" text:style-name="L33">
        <text:list-item>
          <text:p text:style-name="P54">이렇게 일을 쓰고 있을 때가, 가장, 아니, 유일, 내 마음이 편안 해지는 시간이에요. / 머리가 가벼워집니다. / 느긋하게<text:span text:style-name="T7">「ゆったりと</text:span> 천천히 수면<text:span text:style-name="T7">「水面</text:span>을 헤엄치고<text:span text:style-name="T7">「泳いで</text:span>있는. 그런 느낌이에요.</text:p>
        </text:list-item>
        <text:list-item>
          <text:p text:style-name="P54">영어를 배우고 있던 때도, 그랬다고<text:span text:style-name="T7">「そうだったと</text:span> 생각합니다만, 한국어를 배움으로써, <text:s/>자신의 생각을 말한다. 그 기회<text:span text:style-name="T7">「機会</text:span>를 얻고<text:span text:style-name="T7">「得て</text:span> 있는 것이라고 생각해요.</text:p>
          <text:list>
            <text:list-item>
              <text:p text:style-name="P54">평소에는 그런 기회는, 나에 대해서 말하면, 없어요. 완전이 존재하지 않고 있다.</text:p>
            </text:list-item>
            <text:list-item>
              <text:p text:style-name="P54">그러나, 생각해 보니, 옛날부터, 비슷한 상황은 존재하고 있었을지도 모릅니다.</text:p>
            </text:list-item>
            <text:list-item>
              <text:p text:style-name="P54">옛날, 사람들이 일기를 쓴 것도, 비슷한 동기<text:span text:style-name="T7">「動機</text:span>로인지지도 모릅니다.</text:p>
            </text:list-item>
            <text:list-item>
              <text:p text:style-name="P54">즉, 동기의 출처<text:span text:style-name="T7">「出処</text:span>의 하나 였는지도 모릅니다.</text:p>
            </text:list-item>
          </text:list>
        </text:list-item>
        <text:list-item>
          <text:p text:style-name="P5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2">두 마리 모두, 나가 옹벽에 도착한 때 이미 있었다.</text:p>
            </text:list-item>
            <text:list-item>
              <text:p text:style-name="P102">크로가 미케보다 돌출울타리 가까이에 있다.</text:p>
            </text:list-item>
            <text:list-item>
              <text:p text:style-name="P102">내가 항상 위치에 서서, 먼저 미케가 온다.</text:p>
            </text:list-item>
            <text:list-item>
              <text:p text:style-name="P102">미케를 지상에는 내려 않고 즉시 페이스트를 준다. / 먼저, 미케에. 그리고 클로에.</text:p>
            </text:list-item>
            <text:list-item>
              <text:p text:style-name="P54"><text:span text:style-name="T4">이번은, 클로는 내가 가까에 와서도, 도망치지 않는다</text:span><text:span text:style-name="T6">「逃げない</text:span><text:span text:style-name="T4">.</text:span></text:p>
            </text:list-item>
            <text:list-item>
              <text:p text:style-name="P54"><text:span text:style-name="T4">여전히 돌출울타리의 바로 옆에서 있다. / 하지만, 내가 팔</text:span><text:span text:style-name="T6">「腕</text:span><text:span text:style-name="T4">을 뻗어</text:span><text:span text:style-name="T6">「伸</text:span><text:soft-page-break/><text:span text:style-name="T6">ばして</text:span><text:span text:style-name="T4">, 손으로 클로의 머리에 닿아도</text:span><text:span text:style-name="T6">「触れても</text:span><text:span text:style-name="T4">, 뒤에는</text:span><text:span text:style-name="T6">「後ろへは</text:span><text:span text:style-name="T4"> 피하려고는 하지 않는다.</text:span><text:span text:style-name="T6">「避けようとはしない</text:span><text:span text:style-name="T4">.</text:span></text:p>
            </text:list-item>
          </text:list>
        </text:list-item>
        <text:list-item>
          <text:p text:style-name="P54">신체 / 정신</text:p>
        </text:list-item>
        <text:list-item>
          <text:p text:style-name="P54">새로운 지식 / 행동</text:p>
          <text:list>
            <text:list-item>
              <text:p text:style-name="P54">자신의 배에 수건<text:span text:style-name="T7">「タオル</text:span>을 붙인다<text:span text:style-name="T7">「付ける</text:span>. / 이 행위를 시작했다.</text:p>
              <text:list>
                <text:list-item>
                  <text:p text:style-name="P54">왜 수건을 붙일 것인가? / 수건을 배에 붙일 때, 배가 기분 좋다.</text:p>
                </text:list-item>
                <text:list-item>
                  <text:p text:style-name="P54">내 아랫배는 차가워<text:span text:style-name="T7">「冷え</text:span> 쉬운<text:span text:style-name="T7">「易い</text:span> 것입니다.</text:p>
                </text:list-item>
                <text:list-item>
                  <text:p text:style-name="P54">어떻게 수건을 붙일 것인가요? / 고무줄 큰 것이 자신의 방에 하나 있어요. / 원래, 근육 훈련에 사용해요. / 이 고무줄을 먼저 배 주위에 감기 있습니다. / 그리고 수건을 여러 층 하나로<text:span text:style-name="T7">「何層かに</text:span> 접힌다<text:span text:style-name="T7">「畳む</text:span>. / 그리고, 이 접힌 수건을 고무줄와 배의 사이에 끼워 한다<text:span text:style-name="T7">「挟む</text:span></text:p>
                </text:list-item>
                <text:list-item>
                  <text:p text:style-name="P54">팔은 차가워 버려도, 그렇게는<text:span text:style-name="T7">「そんなには</text:span> 뭔가 변화가 있는 것이 아니지만, 배가 차가워지면서<text:span text:style-name="T7">「冷えると</text:span> 순식간에<text:span text:style-name="T7">「瞬く間に</text:span> 데굴데굴으로<text:span text:style-name="T7">「ゴロゴロと</text:span> 울리기 시작하고, 설사<text:span text:style-name="T7">「下痢</text:span>가 시작됩니다.</text:p>
                </text:list-item>
              </text:list>
            </text:list-item>
          </text:list>
        </text:list-item>
        <text:list-item>
          <text:p text:style-name="P54">기타 : 실내의 개미의 일</text:p>
        </text:list-item>
      </text:list>
      <text:p text:style-name="P7"/>
      <text:p text:style-name="P5">[/ XXX] 20200713_121402</text:p>
      <text:p text:style-name="P2"/>
      <text:p text:style-name="P12"/>
      <text:p text:style-name="P5">[XXX] </text:p>
      <text:p text:style-name="P8">myself / diary / 20200714_134432</text:p>
      <text:p text:style-name="P8"/>
      <text:list xml:id="list2548754311166050492" text:style-name="L34">
        <text:list-item>
          <text:p text:style-name="P5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3">두 마리 모두 오지 않는다. / 평소와 같이 수영장의 서쪽으로 가서, 울타리에 가까이 다가가, 혀를 울린다. / 누구도 오지 않아.</text:p>
            </text:list-item>
            <text:list-item>
              <text:p text:style-name="P103">이 밤은 쇼핑은 없이, 도서관에 책을 반환할 심부름도 없고.</text:p>
            </text:list-item>
            <text:list-item>
              <text:p text:style-name="P103">그냥, 먹이주기를 위해서 외출했다.</text:p>
            </text:list-item>
          </text:list>
        </text:list-item>
        <text:list-item>
          <text:p text:style-name="P55">새로운 지식 / 행동</text:p>
          <text:list>
            <text:list-item>
              <text:p text:style-name="P55">식사는 1 일 1 식을 계속하고 있다. / 오늘 현재, 시작한지, 4 일째가 될 것일까.</text:p>
              <text:list>
                <text:list-item>
                  <text:p text:style-name="P55">지금까지는 점심에서 먹으면서, 뉴스 기사를 읽고 있었다.</text:p>
                </text:list-item>
                <text:list-item>
                  <text:p text:style-name="P55">낮에는 식사를 하지 않게 된 지금은, 식사는 없으로, 뉴스 읽기만을 하<text:soft-page-break/>고 있다.</text:p>
                </text:list-item>
                <text:list-item>
                  <text:p text:style-name="P55">예를 들어, 어제는 30 분 정도 뉴스를 읽고 있었다.</text:p>
                </text:list-item>
              </text:list>
            </text:list-item>
          </text:list>
        </text:list-item>
      </text:list>
      <text:p text:style-name="P7"/>
      <text:p text:style-name="P5">[/ XXX] 20200714_140737</text:p>
      <text:p text:style-name="P2"/>
      <text:p text:style-name="P12"/>
      <text:p text:style-name="P5">[XXX] </text:p>
      <text:p text:style-name="P8">myself / diary / 20200715_141847</text:p>
      <text:p text:style-name="P8"/>
      <text:list xml:id="list6849758202302349580" text:style-name="L35">
        <text:list-item>
          <text:p text:style-name="P5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4">크로만 왔다. / 옹벽에는 없었다. / 보도에 나오고, 서쪽으로 간다. / 중간에서 고양이의 울음소리. 희미하게.</text:p>
            </text:list-item>
            <text:list-item>
              <text:p text:style-name="P104">울음소리의 음정이 높다. / 크로라고 알 수 있다.</text:p>
            </text:list-item>
            <text:list-item>
              <text:p text:style-name="P104">"와서" 라고 크로에게 말하고, 공원에 돌아간다.</text:p>
            </text:list-item>
            <text:list-item>
              <text:p text:style-name="P56"><text:span text:style-name="T4">크로는 돌출 울타리에서 나와, 천천히 이긴하지만</text:span><text:span text:style-name="T6">「ではあるが</text:span><text:span text:style-name="T4">, 옹벽 위으로 건너</text:span><text:span text:style-name="T6">「渡って</text:span><text:span text:style-name="T4">, 스스로 지상에 내려온다.</text:span></text:p>
            </text:list-item>
            <text:list-item>
              <text:p text:style-name="P104">잠시 지면 위에서 "데굴 데굴" 을 한다. / 운동장 근처까지 굴러 간다.</text:p>
            </text:list-item>
            <text:list-item>
              <text:p text:style-name="P56"><text:span text:style-name="T4">그 때, 나는 모기</text:span><text:span text:style-name="T6">「蚊</text:span><text:span text:style-name="T4">에 물린했던</text:span><text:span text:style-name="T6">「刺された</text:span><text:span text:style-name="T4"> 곳의 가려움</text:span><text:span text:style-name="T6">「痒み</text:span><text:span text:style-name="T4">을 참을 수 없게</text:span><text:span text:style-name="T6">「我慢できなく</text:span><text:span text:style-name="T4"> 되고, 주머니</text:span><text:span text:style-name="T6">「ポケット</text:span><text:span text:style-name="T4">에 넣고</text:span><text:span text:style-name="T6">「入れて</text:span><text:span text:style-name="T4"> 있었던 스프레이를 꺼내</text:span><text:span text:style-name="T6">「取り出し</text:span><text:span text:style-name="T4">, 발목에 살포했다.</text:span></text:p>
            </text:list-item>
            <text:list-item>
              <text:p text:style-name="P56"><text:span text:style-name="T4">그러자, 크로는 몸을 낮추어</text:span><text:span text:style-name="T6">「低くして</text:span><text:span text:style-name="T4">, 옹벽 근처로 보도쪽으로 향해</text:span><text:span text:style-name="T6">「向かって</text:span><text:span text:style-name="T4"> 달리기</text:span><text:span text:style-name="T6">「走り</text:span><text:span text:style-name="T4"> 시작했다.</text:span></text:p>
            </text:list-item>
          </text:list>
        </text:list-item>
      </text:list>
      <text:p text:style-name="P7"/>
      <text:p text:style-name="P5">[/ XXX] 20200715_144316</text:p>
      <text:p text:style-name="P2"/>
      <text:p text:style-name="P12"/>
      <text:p text:style-name="P5">[XXX] </text:p>
      <text:p text:style-name="P8">myself / diary / 20200716_090526</text:p>
      <text:p text:style-name="P8"/>
      <text:list xml:id="list3454641116236104251" text:style-name="L36">
        <text:list-item>
          <text:p text:style-name="P5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5"><text:soft-page-break/>옹벽에는 미케만. / 도착한 때 이미 있다. / 비가 약간 내리고 있는데, 잘 나온 것이다.</text:p>
            </text:list-item>
            <text:list-item>
              <text:p text:style-name="P57"><text:span text:style-name="T4">미케의 위에 우산을 내건다. / 우산을 옹벽에게 딱</text:span><text:span text:style-name="T6">「ぴったりと</text:span><text:span text:style-name="T4"> 붙인다.</text:span></text:p>
            </text:list-item>
            <text:list-item>
              <text:p text:style-name="P57"><text:span text:style-name="T4">우산의 손잡</text:span><text:span text:style-name="T6">「取っ手</text:span><text:span text:style-name="T4">이와 우산의 뼈</text:span><text:span text:style-name="T6">「骨</text:span><text:span text:style-name="T4"> 끝으로</text:span><text:span text:style-name="T6">「端</text:span><text:span text:style-name="T4">이 옹벽에게 걸려</text:span><text:span text:style-name="T6">「掛かり</text:span><text:span text:style-name="T4">, 손을 떼어도</text:span><text:span text:style-name="T6">「離しても</text:span><text:span text:style-name="T4">, 떨어오지 않는다</text:span><text:span text:style-name="T6">「落ちてこない</text:span><text:span text:style-name="T4">.</text:span></text:p>
            </text:list-item>
            <text:list-item>
              <text:p text:style-name="P57"><text:span text:style-name="T4">고형 식품도 준다. / 3 번 정도, 1 회 한 줌</text:span><text:span text:style-name="T6">「握り</text:span><text:span text:style-name="T4"> 준다.</text:span></text:p>
            </text:list-item>
            <text:list-item>
              <text:p text:style-name="P57"><text:span text:style-name="T4">그리고, 우산을 분리하여, 우산으로 미케를 눌러</text:span><text:span text:style-name="T6">「押して</text:span><text:span text:style-name="T4">, 울타리 안에 돌아가기</text:span><text:span text:style-name="T6">「戻る</text:span><text:span text:style-name="T4"> 도록</text:span><text:span text:style-name="T6">「ように</text:span><text:span text:style-name="T4"> 촉구한다</text:span><text:span text:style-name="T6">「促す</text:span><text:span text:style-name="T4">.</text:span></text:p>
            </text:list-item>
            <text:list-item>
              <text:p text:style-name="P57"><text:span text:style-name="T4">그리고, 자신은 보도에 나오고, 서쪽 가장자리</text:span><text:span text:style-name="T6">「端</text:span><text:span text:style-name="T4">에 간다.</text:span></text:p>
            </text:list-item>
            <text:list-item>
              <text:p text:style-name="P57"><text:span text:style-name="T4">혀를 울리면, 즉시</text:span><text:span text:style-name="T6">「すぐに</text:span><text:span text:style-name="T4">, 크로가 얼굴을 내민다</text:span><text:span text:style-name="T6">「出す</text:span><text:span text:style-name="T4">. / 남겨</text:span><text:span text:style-name="T6">「残して</text:span><text:span text:style-name="T4"> 놓은</text:span><text:span text:style-name="T6">「置いた</text:span><text:span text:style-name="T4"> 페이스트의 절반을</text:span><text:span text:style-name="T6">「半分を</text:span><text:span text:style-name="T4"> 준다.</text:span></text:p>
            </text:list-item>
          </text:list>
        </text:list-item>
      </text:list>
      <text:p text:style-name="P7"/>
      <text:p text:style-name="P5">[/ XXX] 20200716_093116</text:p>
      <text:p text:style-name="P2"/>
      <text:p text:style-name="P12"/>
      <text:p text:style-name="P5">[XXX] </text:p>
      <text:p text:style-name="P8">myself / diary / 20200718_095050</text:p>
      <text:p text:style-name="P8"/>
      <text:list xml:id="list8591760477350828601" text:style-name="L37">
        <text:list-item>
          <text:p text:style-name="P5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6">비가 내리고 있었다.</text:p>
            </text:list-item>
            <text:list-item>
              <text:p text:style-name="P106">옹벽에 도착해, 울타리 안을 보면, 미케가 있다. / 크로의 그림자는 보이지 않는다.</text:p>
            </text:list-item>
            <text:list-item>
              <text:p text:style-name="P106">울타리를 통해 미케에게 페이스트를 준다. / 울타리 안을 더 들여다보면, 크로의 그림자가 보인다.</text:p>
            </text:list-item>
            <text:list-item>
              <text:p text:style-name="P58"><text:span text:style-name="T4">미케에 준 울타리 옆의 울타리 구획에서 페이스트의 나머지를 용기에게 꺼내고</text:span><text:span text:style-name="T6">「出して</text:span><text:span text:style-name="T4">, 지상에 떨어뜨린다</text:span><text:span text:style-name="T6">「落とす</text:span><text:span text:style-name="T4">.</text:span></text:p>
            </text:list-item>
            <text:list-item>
              <text:p text:style-name="P106">그러자, 거의 동시에, 나에서 보면 크로의 오른쪽에서 다른 고양이의 그림자가 나온다. / 그림자는 크다. / 류이라고 알 수 있다. / 좀 놀랐다.</text:p>
            </text:list-item>
            <text:list-item>
              <text:p text:style-name="P58"><text:span text:style-name="T4">가방에게 또 하나의 페이스트를 꺼낸다</text:span><text:span text:style-name="T6">「取り出す</text:span><text:span text:style-name="T4">./ 좀 이전에, 류가 앞으로도 오게한다면, 한 번에 두 봉지</text:span><text:span text:style-name="T6">「袋</text:span><text:span text:style-name="T4">를 줄 것이다라고 이제 결정했었다.</text:span></text:p>
            </text:list-item>
            <text:list-item>
              <text:p text:style-name="P58"><text:span text:style-name="T4">새로운 봉지를 꺼내</text:span><text:span text:style-name="T6">「出して</text:span><text:span text:style-name="T4">, 입</text:span><text:span text:style-name="T6">「口</text:span><text:span text:style-name="T4">을 열고</text:span><text:span text:style-name="T6">「開いて</text:span><text:span text:style-name="T4">, 울타리 그물</text:span><text:span text:style-name="T6">「網</text:span><text:span text:style-name="T4">을 통해, 페이스트의 절반을 류에게 준다.</text:span></text:p>
            </text:list-item>
            <text:list-item>
              <text:p text:style-name="P58"><text:soft-page-break/><text:span text:style-name="T4">그리고 주위를 보면, 크로는 없다.</text:span><text:span text:style-name="T6"> / 미케는 남아 있다. / "아마도" 라고 생각해, 보도에 나오고, 수용장 서쪽을 간다.</text:span></text:p>
            </text:list-item>
            <text:list-item>
              <text:p text:style-name="P124">울타리에 가까워지고, "크로!" 라고 목소리를 던진다.</text:p>
            </text:list-item>
            <text:list-item>
              <text:p text:style-name="P124">보행자가 닥쳤는데「やってきたので, 그 자리를 떠나「離れ, 차도의 반대쪽에 있는 주차장「駐車場으로 걸어 나간다「歩き出す.</text:p>
            </text:list-item>
            <text:list-item>
              <text:p text:style-name="P124">그 보행자가 지나간「過ぎた 후 다시 울타리에 돌아간다「戻っていく.</text:p>
            </text:list-item>
            <text:list-item>
              <text:p text:style-name="P124">울타리에게는 크로가 아직 있다. / 남아있는 페이스트의 절반을 준다.</text:p>
            </text:list-item>
            <text:list-item>
              <text:p text:style-name="P124">공원에 돌아오면, 울타리 안에는 류가 아직 있다. 미케도. / 류의 의리함에 감명을 안는다. / 류의 뒤「後ろ를 통해서 풀의 뒤쪽으로 가버린다. / 지금 이렇게 되돌아보면「振り返って見ると, 미케에는 또한 불쌍한「不憫な 일을 했다고 생각한다.</text:p>
            </text:list-item>
          </text:list>
        </text:list-item>
      </text:list>
      <text:p text:style-name="P7"/>
      <text:p text:style-name="P5">[/ XXX] 20200718_104442</text:p>
      <text:p text:style-name="P2"/>
      <text:p text:style-name="P12"/>
      <text:p text:style-name="P5">[XXX] </text:p>
      <text:p text:style-name="P8">myself / diary / 20200719_090749</text:p>
      <text:p text:style-name="P8"/>
      <text:list xml:id="list2284567712155857071" text:style-name="L38">
        <text:list-item>
          <text:p text:style-name="P5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59">미케만, 내가 도착한 때. / 미케를 지상에 <text:s/>내려 놓고, 허리를 마사지하고 있었던 때 크로가 온다. / 돌출 울타리의 곳에 하나 그림자. 크로이다.</text:p>
            </text:list-item>
            <text:list-item>
              <text:p text:style-name="P59">미케를 옹벽에 올린다. / 페이스트를 먼저 절반을 미케에게. / 그리고 나머지를 크로에게.</text:p>
            </text:list-item>
            <text:list-item>
              <text:p text:style-name="P59">더욱이 고형을 미케 그리고 크로에게 준다. / 류는 오지 않다. 돈도.</text:p>
            </text:list-item>
            <text:list-item>
              <text:p text:style-name="P59">생각</text:p>
              <text:list>
                <text:list-item>
                  <text:p text:style-name="P59">/ 돈이 오지 않으면, 슬픈<text:span text:style-name="T7">「悲しい</text:span> 있어요? <text:s/>&gt; 네, 슬픈 입니다. / 돈은 어떻게 된 거 야? &gt; 모르겠다. / 살아 있는 거 야? &gt; 그것도 모르겠어요. / 마지막으로<text:span text:style-name="T7">「最後に</text:span> 돈을 본 것은 언제입니까? &gt; 네, 마지막은 대체로, 한 달 전 정도 일까. / 몸에 상처<text:span text:style-name="T7">「傷</text:span>가 있었다 든가<text:span text:style-name="T7">「とか</text:span>, 피<text:span text:style-name="T7">「血</text:span>를 내고<text:span text:style-name="T7">「出て</text:span> 있었다 든가, 눈이 부어<text:span text:style-name="T7">「腫れて</text:span> 있었다 든가. 그러한 것이 있었을까요? &gt; 아니오. 그것이 조금 마음이 편하게<text:span text:style-name="T7">「楽に</text:span> 느끼는 점이었어요. &gt; 기침<text:span text:style-name="T7">「咳</text:span>을 하고 있다 든가, 뭔가 짜증이<text:span text:style-name="T7">「イライラ</text:span> 하고 있는 <text:soft-page-break/>든가, <text:s/>경계<text:span text:style-name="T7">「警戒</text:span>하고 있는 모습이라 든가, 그런 것은 아니고, 평소 같이 편히 쉬고<text:span text:style-name="T7">「寛いで</text:span> 있는 모습이었어요.</text:p>
                </text:list-item>
              </text:list>
            </text:list-item>
          </text:list>
        </text:list-item>
      </text:list>
      <text:p text:style-name="P7"/>
      <text:p text:style-name="P5">[/ XXX] 20200719_094236</text:p>
      <text:p text:style-name="P2"/>
      <text:p text:style-name="P12"/>
      <text:p text:style-name="P5">[XXX] </text:p>
      <text:p text:style-name="P8">myself / diary / 20200720_091005</text:p>
      <text:p text:style-name="P8"/>
      <text:list xml:id="list4034604181897738170" text:style-name="L39">
        <text:list-item>
          <text:p text:style-name="P6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7">크로만. / 도착한 때, 이제. / 아래로는 내려오지 않다.</text:p>
            </text:list-item>
            <text:list-item>
              <text:p text:style-name="P60"><text:span text:style-name="T4">페이스트를 일부러</text:span><text:span text:style-name="T6">「わざと</text:span><text:span text:style-name="T4"> 멀리에</text:span><text:span text:style-name="T6">「遠くへ</text:span><text:span text:style-name="T4"> 둔다</text:span><text:span text:style-name="T6">「置く</text:span><text:span text:style-name="T4">. / 먼저, 오지않다.</text:span></text:p>
            </text:list-item>
            <text:list-item>
              <text:p text:style-name="P60"><text:span text:style-name="T4">상관없이</text:span><text:span text:style-name="T6">「構わずに</text:span><text:span text:style-name="T4"> 페이스트의 용기를 지퍼백</text:span><text:span text:style-name="T6">「ジップロックの袋</text:span><text:span text:style-name="T4">에 넣어</text:span><text:span text:style-name="T6">「入れて</text:span><text:span text:style-name="T4">, <text:s/>눈을 높이면</text:span><text:span text:style-name="T6">「上げると</text:span><text:span text:style-name="T4">, 크로가 음식의 곳에 와서, 먹고 있다.</text:span></text:p>
            </text:list-item>
            <text:list-item>
              <text:p text:style-name="P60"><text:span text:style-name="T4">펑펑 라고 크로의 허리 근처를 자신의 손으로 가볍게</text:span><text:span text:style-name="T6">「軽く</text:span><text:span text:style-name="T4"> 두드린다</text:span><text:span text:style-name="T6">「叩く</text:span><text:span text:style-name="T4">.</text:span></text:p>
            </text:list-item>
            <text:list-item>
              <text:p text:style-name="P107">그렇게 경계하고 있던 모습이었는데, 지금은 전혀 걱정하지 않는다.</text:p>
            </text:list-item>
            <text:list-item>
              <text:p text:style-name="P60"><text:span text:style-name="T4">크로의 몸을 두드리고 있으면, 허리와 허리 주변이 젖어있는</text:span><text:span text:style-name="T6">「濡れている</text:span><text:span text:style-name="T4"> 걸 알아차렸다</text:span><text:span text:style-name="T6">「気づいた</text:span><text:span text:style-name="T4">.</text:span></text:p>
            </text:list-item>
          </text:list>
        </text:list-item>
      </text:list>
      <text:p text:style-name="P7"/>
      <text:p text:style-name="P5">[/ XXX] 20200720_09314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1_111616</text:p>
      <text:p text:style-name="P8"/>
      <text:list xml:id="list250873371435528274" text:style-name="L40">
        <text:list-item>
          <text:p text:style-name="P6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61"><text:span text:style-name="T4">크로 만. / 그 크로도, 옹벽에는 없었다. / 풀의 서쪽에 가서, 혀를 울리고, </text:span><text:soft-page-break/><text:span text:style-name="T4">잠시 기다리고, 공원에게 돌아간다. / 옹벽 근처에서 다시 혀를 울리고, 기다린다. 오지 않다.</text:span></text:p>
            </text:list-item>
            <text:list-item>
              <text:p text:style-name="P108">공원의 북쪽에 있는 정원 창고의 곳에 돌아간다. / 거기에 내 자전거를 세우고 있다.</text:p>
            </text:list-item>
            <text:list-item>
              <text:p text:style-name="P108">창고 앞에는 초등학교의 체육관 사이의 울타리. / 이전은 이 울타리 안에서 돈이 나왔다. / 그 일을 떠올리면서 그 자리에 서있다.</text:p>
            </text:list-item>
            <text:list-item>
              <text:p text:style-name="P108">그러자, 희미하게 <text:s/>한번 고양이의 목소리가 들렸다 같은 생각이 한다. / 귀를 기울이고, 그 자리에서 서 계속한다.</text:p>
            </text:list-item>
            <text:list-item>
              <text:p text:style-name="P61"><text:span text:style-name="T4">다시, 이 번에는 약간 더 큰 음량으로 한 마디</text:span><text:span text:style-name="T6">「一言</text:span><text:span text:style-name="T4"> 울음소리가 들린다. <text:s/>/ "같은 한다" 라는 것이 아니라, 확실, 목소리가 들렸다.</text:span></text:p>
            </text:list-item>
            <text:list-item>
              <text:p text:style-name="P108">더우기 울타리 안을 보고 있으면, 고양이의 그림자가 보인다.</text:p>
            </text:list-item>
            <text:list-item>
              <text:p text:style-name="P108">어디에? / 울타리 뿌리의 기초 담. 이 담은 수평이지만, 이 담을 향해 왼손 쪽으로 가면, 대각선으로 바뀐다. / 그 전환할 곳에서 고양이가 있다.</text:p>
            </text:list-item>
            <text:list-item>
              <text:p text:style-name="P61"><text:span text:style-name="T4">그 주변에서 나온다고 하면, <text:s/>지금까지의 경험으로는 그 고양이는 돈이다 것인데</text:span><text:span text:style-name="T6">「ドンのはずなのだが</text:span><text:span text:style-name="T4">, <text:s/>/ 소리의 높이에서는 크로이라는 결론이 된다. / 접근한다. / 과연, 크로 다.</text:span></text:p>
            </text:list-item>
          </text:list>
        </text:list-item>
      </text:list>
      <text:p text:style-name="P7"/>
      <text:p text:style-name="P5">[/ XXX] 20200721_115101</text:p>
      <text:p text:style-name="P2"/>
      <text:p text:style-name="P12"/>
      <text:p text:style-name="P5">[XXX] </text:p>
      <text:p text:style-name="P8">myself / diary / 20200722_092003</text:p>
      <text:p text:style-name="P8"/>
      <text:list xml:id="list3521102085987564186" text:style-name="L41">
        <text:list-item>
          <text:p text:style-name="P62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09">크로 만 온다. / 공원에 가는 것이 늦어졌다. / 도착한 때는 이미 7 시 45 분 경 이었을까.</text:p>
            </text:list-item>
            <text:list-item>
              <text:p text:style-name="P109">먼저 토큐에 가는 것이 이미 늦었다. / 왜 토큐에 가는 것이 늦어진 있는가 하면, 캔드에서 시간이 걸렸다 때문입니다.</text:p>
              <text:list>
                <text:list-item>
                  <text:p text:style-name="P109">왜 캔드에서 시간이 걸린 있는가 하면, 계산대에서 행렬이 만들어져 있었기 때문이다.</text:p>
                </text:list-item>
                <text:list-item>
                  <text:p text:style-name="P62"><text:span text:style-name="T4">왜 계산대에서 행렬이 만들어져 있었는지라고 <text:s/>하면, 각각 쇼핑객이 많은 물건을 구입하고 있었기 때문이다. / 즉, 각각 고객이 계산대에 머무</text:span><text:soft-page-break/><text:span text:style-name="T4">는 시간이 평소보다 길었다.</text:span></text:p>
                </text:list-item>
                <text:list-item>
                  <text:p text:style-name="P109">&gt; 계산대에는 점원은 몇 명이나 있었어요? / 혼자 뿐 이었다.</text:p>
                </text:list-item>
                <text:list-item>
                  <text:p text:style-name="P109">&gt; 긴 행렬이 있어도, 다른 점원은 오지 않았어요? / 네, 오지 않았다.</text:p>
                </text:list-item>
                <text:list-item>
                  <text:p text:style-name="P109">&gt; 어떻게 된 것일까? / 실제, 다른 사람이 없었던 것이다.</text:p>
                </text:list-item>
                <text:list-item>
                  <text:p text:style-name="P109">&gt; 하지만, 가게로는 인원을 확보 해야할 것이 아니야? / 네, 본래는 그러한 것이다. 단, 못 했어요.</text:p>
                </text:list-item>
              </text:list>
            </text:list-item>
            <text:list-item>
              <text:p text:style-name="P62"><text:span text:style-name="T4">&gt; 그래서, 너는 그렇게 시간이 걸리는</text:span><text:span text:style-name="T6">「かかる</text:span><text:span text:style-name="T4"> 계산대를 앞에두고</text:span><text:span text:style-name="T6">「前にして</text:span><text:span text:style-name="T4">, 어떻게 대응 했나요</text:span><text:span text:style-name="T6">「したの</text:span><text:span text:style-name="T4">? \\ 처음에는 늘어서</text:span><text:span text:style-name="T6">「並んで</text:span><text:span text:style-name="T4"> 있었는데, 드디어 한 사람이 끝나고</text:span><text:span text:style-name="T6">「終わって</text:span><text:span text:style-name="T4">, 덧붙여서</text:span><text:span text:style-name="T6">「因みに</text:span><text:span text:style-name="T4">, 이 사람은 20 여 점의 물건을 구입한 것이지만, 더우기 두 사람 있다. / 게다가</text:span><text:span text:style-name="T6">「さらに</text:span><text:span text:style-name="T4">, 처음 한 사람은 아까</text:span><text:span text:style-name="T6">「さっきの</text:span><text:span text:style-name="T4">의 사람과 마찬가지로</text:span><text:span text:style-name="T6">「同様に</text:span><text:span text:style-name="T4">, 장바구니</text:span><text:span text:style-name="T6">「カート</text:span><text:span text:style-name="T4">에 <text:s/>가득게</text:span><text:span text:style-name="T6">「いっぱいに</text:span><text:span text:style-name="T4"> 상품이 들어있다</text:span><text:span text:style-name="T6">「入っている</text:span><text:span text:style-name="T4">.</text:span></text:p>
              <text:list>
                <text:list-item>
                  <text:p text:style-name="P62"><text:span text:style-name="T4">&gt; 그리고, 뭐 했어? \\ 행렬을 빠졌다</text:span><text:span text:style-name="T6">「抜けた</text:span><text:span text:style-name="T4">. 시간을 잡으려</text:span><text:span text:style-name="T6">「取ろう</text:span><text:span text:style-name="T4">라고 생각하고, 다른 상품을 보러</text:span><text:span text:style-name="T6">「見に</text:span><text:span text:style-name="T4"> 갔다. </text:span></text:p>
                </text:list-item>
              </text:list>
            </text:list-item>
            <text:list-item>
              <text:p text:style-name="P109">크로는?</text:p>
              <text:list>
                <text:list-item>
                  <text:p text:style-name="P62"><text:span text:style-name="T4">공원에 도착하면, 크로는 이미 있었다. / 초등학교를 잇는 계단. 그 수평 부분은 수영장 부지</text:span><text:span text:style-name="T6">「敷地</text:span><text:span text:style-name="T4">의 바로 옆. / 그 부지의 동북 모서리</text:span><text:span text:style-name="T6">「角</text:span><text:span text:style-name="T4">가 그 수평 부분의 바로 옆에서 있는데, 그 모서리의 옹벽 위에서 크로가 앉아 있다.</text:span></text:p>
                </text:list-item>
                <text:list-item>
                  <text:p text:style-name="P109">"오자" 라고 목소리를 던져, 평소의 장소에 <text:s/>달린다.</text:p>
                </text:list-item>
              </text:list>
            </text:list-item>
          </text:list>
        </text:list-item>
      </text:list>
      <text:p text:style-name="P7"/>
      <text:p text:style-name="P5">[/ XXX] 20200722_104641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3_105611</text:p>
      <text:p text:style-name="P8"/>
      <text:list xml:id="list8145645597708145044" text:style-name="L42">
        <text:list-item>
          <text:p text:style-name="P6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0">두 마리 모두. / 옹벽 위에서 있다. / 돌출 울타리 아래를 뚫고, 먼저 미케, 그리고 크로가 나온다.</text:p>
            </text:list-item>
            <text:list-item>
              <text:p text:style-name="P63"><text:span text:style-name="T4">크로는 미케를 제치고</text:span><text:span text:style-name="T6">「抜いて</text:span><text:span text:style-name="T4">, 보도쪽에 가려고 하지만, 주저</text:span><text:span text:style-name="T6">「躊躇</text:span><text:span text:style-name="T4">할 모</text:span><text:soft-page-break/><text:span text:style-name="T4">습을 보여, 결국 포기했는지</text:span><text:span text:style-name="T6">「諦めたのか</text:span><text:span text:style-name="T4">, 그 자리에 머문다</text:span><text:span text:style-name="T6">「留まる</text:span><text:span text:style-name="T4">.</text:span></text:p>
            </text:list-item>
            <text:list-item>
              <text:p text:style-name="P63"><text:span text:style-name="T4">미케의 앞발의 뿌리</text:span><text:span text:style-name="T6">「根</text:span><text:span text:style-name="T4">를 잡고</text:span><text:span text:style-name="T6">「掴んで</text:span><text:span text:style-name="T4">, 지상에 내린다.</text:span></text:p>
            </text:list-item>
            <text:list-item>
              <text:p text:style-name="P63"><text:span text:style-name="T4">거의 확실, 이전도 그랬지만</text:span><text:span text:style-name="T6">「そうだったが</text:span><text:span text:style-name="T4">, 미케를 마사지 할 전에, 이번도, 크로에게 페이스트를 주었다. / 그리고, 미케에게 마사지.</text:span></text:p>
            </text:list-item>
            <text:list-item>
              <text:p text:style-name="P110">크로에 페이스트를 주고있는 동안, 무리도 없지만, 미케는 "냐아 냐아" 라고 계속 울리고 있다.</text:p>
            </text:list-item>
            <text:list-item>
              <text:p text:style-name="P63"><text:span text:style-name="T4">그리고, 미케에 마사지. / 이번도 마사지 하고 있는 동안, 미케는 곳곳에 움직인다. / 가만히</text:span><text:span text:style-name="T6">「じっと</text:span><text:span text:style-name="T4"> 있지 않다.</text:span></text:p>
            </text:list-item>
            <text:list-item>
              <text:p text:style-name="P63"><text:span text:style-name="T4">어쩔 수 없이, 양손으로 미케의 허리를 가지고, 움직이지 못하도록 해, 움직이지 못하게 하고, 양손의 엄지</text:span><text:span text:style-name="T6">「親指</text:span><text:span text:style-name="T4"> 손가락만으로 꼬리</text:span><text:span text:style-name="T6">「尾</text:span><text:span text:style-name="T4"> 관절</text:span><text:span text:style-name="T6">「付け根</text:span><text:span text:style-name="T4">을 마사지 하려고 한다만, 3,4 회 엄지를 움직이고 있으면, 이제 미케는 몸을 비틀어서</text:span><text:span text:style-name="T6">「ひねって</text:span><text:span text:style-name="T4">, 움직이려고</text:span><text:span text:style-name="T6">「動こうと</text:span><text:span text:style-name="T4"> 한다.</text:span></text:p>
            </text:list-item>
          </text:list>
        </text:list-item>
      </text:list>
      <text:p text:style-name="P7"/>
      <text:p text:style-name="P5">[/ XXX] 20200723_113456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949828864503042014" text:style-name="L43">
        <text:list-item>
          <text:p text:style-name="P6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1">공원에 도착해, 자전거의 스탠드를 세운다.</text:p>
            </text:list-item>
            <text:list-item>
              <text:p text:style-name="P111">그러자 며칠전에 크로가 나온 곳, 초등학교 체육관의 울타리의 바로 근처 있지만, 거기에서 미케가 얼굴을 내밀고 있다. / "냐아 냐아" 라고 울리고 있다.</text:p>
            </text:list-item>
            <text:list-item>
              <text:p text:style-name="P111">놀란다. "오자" 라고 말을 던지고, 자신은 평소의 장소에 간다.</text:p>
            </text:list-item>
            <text:list-item>
              <text:p text:style-name="P111">가보니, 크로가 이미 지상에 있다. / "냐아" 라고 한말 울음소리를 던진다. / 크로에게 마사지를 시작한다.</text:p>
            </text:list-item>
            <text:list-item>
              <text:p text:style-name="P64"><text:span text:style-name="T4">이윽고</text:span><text:span text:style-name="T6">「やがて</text:span><text:span text:style-name="T4">, 옹벽 위에서 미케가 "냐아 냐아" 라고 울리면서 온다.</text:span></text:p>
            </text:list-item>
            <text:list-item>
              <text:p text:style-name="P111">크로에 대한 마사지를 계속하지만, 미케가 눈앞에 온 시점에서 일단 마사지를 중단해, 크로에는 가볍게 몸을 두드려, 미케에게 페이스트를 준다. 절반.</text:p>
            </text:list-item>
            <text:list-item>
              <text:p text:style-name="P64"><text:soft-page-break/><text:span text:style-name="T4">그리고 다시 지상에 웅크리고</text:span><text:span text:style-name="T6">「うずくまって</text:span><text:span text:style-name="T4">, 크로의 마사지를 재개한다.</text:span></text:p>
            </text:list-item>
            <text:list-item>
              <text:p text:style-name="P64"><text:span text:style-name="T4">또한 잠시 후, 위를 보면, 미케는 이미 먹끝내고 있다</text:span><text:span text:style-name="T6">「食べ終えている</text:span><text:span text:style-name="T4">.</text:span></text:p>
            </text:list-item>
            <text:list-item>
              <text:p text:style-name="P64"><text:span text:style-name="T4">그래서</text:span><text:span text:style-name="T6">「なので</text:span><text:span text:style-name="T4">, 마사지를 끝내고, 크로를 옹벽에 올린다.</text:span></text:p>
            </text:list-item>
            <text:list-item>
              <text:p text:style-name="P111">그리고, 먼저, 미케에 <text:s/>추가의 페이스트를 주고, 다음, 크로에 페이스트의 나머지를 준다.</text:p>
            </text:list-item>
            <text:list-item>
              <text:p text:style-name="P65"><text:span text:style-name="T4">그 장소에서 보고 있으면, 미케가 자신이 먹고 있는 곳을 떠나</text:span><text:span text:style-name="T6">「離れて</text:span><text:span text:style-name="T4">, 크로의 곳에 가서 크로가 먹고 있는 음식을 먹으려고 한다</text:span><text:span text:style-name="T6">「食べようとする</text:span><text:span text:style-name="T4">.</text:span></text:p>
            </text:list-item>
            <text:list-item>
              <text:p text:style-name="P65"><text:span text:style-name="T4">그래서, 가방을 사용해, 미케를 원래 위치로 눌러돌린다</text:span><text:span text:style-name="T6">「押し戻す</text:span><text:span text:style-name="T4">.</text:span></text:p>
            </text:list-item>
            <text:list-item>
              <text:p text:style-name="P112">크로는 위험을 느낀지 돌출의 옆에 이동한다. </text:p>
            </text:list-item>
            <text:list-item>
              <text:p text:style-name="P65"><text:span text:style-name="T4">이 일련의 상호 작용을 두 번 정도 반복했을까. / 방침을 바꾸고</text:span><text:span text:style-name="T6">「変えて</text:span><text:span text:style-name="T4">, 미케를 지상에 내린다. / 그리고, 마사지를 시작한다.</text:span></text:p>
            </text:list-item>
            <text:list-item>
              <text:p text:style-name="P112">잠시 후 위를 보면, 크로가 다시 원래 자리에 돌아오고, 음식의 나머지를 먹기 시작하고 있다.</text:p>
            </text:list-item>
            <text:list-item>
              <text:p text:style-name="P65"><text:span text:style-name="T4">더우기 시간이 거치면</text:span><text:span text:style-name="T6">「経ると</text:span><text:span text:style-name="T4">, 크로는 보도쪽에 이동해, 앉아서, 입 주변의 청소</text:span><text:span text:style-name="T6">「清掃</text:span><text:span text:style-name="T4">를 시작한다.</text:span><text:span text:style-name="T6"> / 이 시점에 미케의 마사지를 종료해, 옹벽에 올린다.</text:span></text:p>
            </text:list-item>
          </text:list>
        </text:list-item>
      </text:list>
      <text:p text:style-name="P7"/>
      <text:p text:style-name="P5">[/ XXX] 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5_165054</text:p>
      <text:p text:style-name="P8"/>
      <text:list xml:id="list3741027248680523891" text:style-name="L44">
        <text:list-item>
          <text:p text:style-name="P66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3">다시, 미케는 옹벽 위에서, 크로는 처음부터 지상에 있었다.</text:p>
            </text:list-item>
            <text:list-item>
              <text:p text:style-name="P113">전날과 같이, 미케에게 먼저 페이스트를 주고, 크로에는 마사지. 이 번은 크로는 이전처럼 땅에서 데굴 데굴을 한다.</text:p>
            </text:list-item>
            <text:list-item>
              <text:p text:style-name="P113">그리고, 크로를 옹벽에 올리고, 미케에게 추가의 고체미끼를 주고, 크로에게 페이스트의 나머지를 준다.</text:p>
            </text:list-item>
            <text:list-item>
              <text:p text:style-name="P113">다시 미케가 크로의 곳에 가서 크로가 먹고 있는 미끼를 먹으려고 한다.</text:p>
            </text:list-item>
            <text:list-item>
              <text:p text:style-name="P66"><text:soft-page-break/><text:span text:style-name="T4">미케에게 "안돼!" 라고 호소한다. / 미케는 힐끗</text:span><text:span text:style-name="T6">「ちらっと</text:span><text:span text:style-name="T4"> 이쪽으로 보고, 그리고, 크로의 근처에 허리 앉아 하여, 입 주위를 핥아</text:span><text:span text:style-name="T6">「舐め</text:span><text:span text:style-name="T4"> 시작한다.</text:span></text:p>
            </text:list-item>
          </text:list>
        </text:list-item>
      </text:list>
      <text:p text:style-name="P7"/>
      <text:p text:style-name="P5">[/ XXX] 20200725_170429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6_142826</text:p>
      <text:p text:style-name="P8"/>
      <text:list xml:id="list352288180548532194" text:style-name="L45">
        <text:list-item>
          <text:p text:style-name="P67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4">두 마리 모두 처음부터. / 미케에 먼저. 그리고 크로에.</text:p>
            </text:list-item>
            <text:list-item>
              <text:p text:style-name="P67"><text:span text:style-name="T4">구충제</text:span><text:span text:style-name="T6">「駆虫剤</text:span><text:span text:style-name="T4"> 스프레이를 자신에게 뿌린다</text:span><text:span text:style-name="T6">「振りかける</text:span><text:span text:style-name="T4">. / 그 후 눈을 높이면, 미케가 크로의 곳에 가서, 크로의 분을 먹고 있다.</text:span></text:p>
            </text:list-item>
            <text:list-item>
              <text:p text:style-name="P114">그래서, 스프레이 캔을 사용해 미케를 거기에서 이동시킨다.</text:p>
            </text:list-item>
            <text:list-item>
              <text:p text:style-name="P67"><text:span text:style-name="T4">하지만, 곧, 다시 크로의 곳에 간다. / 크로는, 한편, 이미 먹고 있었던 것에서 이동해, 뒤에서 몸단장</text:span><text:span text:style-name="T6">「身繕い</text:span><text:span text:style-name="T4">을 이미 시작하고 있다.</text:span></text:p>
            </text:list-item>
            <text:list-item>
              <text:p text:style-name="P67"><text:span text:style-name="T4">&gt; 왜 구충제를 사용해요? \\ 모기</text:span><text:span text:style-name="T6">「蚊</text:span><text:span text:style-name="T4">가 올 거예요. / 사용하지 않으면, 반드시 두세 개는 모기에 물린다. / 게다가</text:span><text:span text:style-name="T6">「それに</text:span><text:span text:style-name="T4">, "분" 이라는 소리가, 휘감지</text:span><text:span text:style-name="T6">「まとわり</text:span><text:span text:style-name="T4">붙어</text:span><text:span text:style-name="T6">「付いて</text:span><text:span text:style-name="T4">, 너무 불쾌</text:span><text:span text:style-name="T6">「不快</text:span><text:span text:style-name="T4">하다.</text:span></text:p>
            </text:list-item>
          </text:list>
        </text:list-item>
      </text:list>
      <text:p text:style-name="P7"/>
      <text:p text:style-name="P5">[/ XXX] 20200726_14540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1333671066575570715" text:style-name="L46">
        <text:list-item>
          <text:p text:style-name="P68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5"><text:soft-page-break/>두 마리 모두. 다시. / 언제나처럼, 크로는 지상에는 내려오지 않다.</text:p>
            </text:list-item>
            <text:list-item>
              <text:p text:style-name="P115">미케, 크로의 순서로 페이스트를 준다. / 어제는, 처음에, 페이스트를 넣을 것을 잊었다라고 생각했고, 고체미끼만 두 마리에게 준다. / 이 때, 크로는 고체는 먹지 않다.</text:p>
            </text:list-item>
            <text:list-item>
              <text:p text:style-name="P115">3,4 분 후 다시 가방 안을 보면, 페이스트의 용기가 손에 띈다. / 뭐야, 들어있었는지라고 생각해, 가방에서 꺼내, 입을 열고, 두 마리에게 준다.</text:p>
            </text:list-item>
          </text:list>
        </text:list-item>
      </text:list>
      <text:p text:style-name="P7"/>
      <text:p text:style-name="P5">[/ XXX] 20200727_123524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20200728_100510</text:p>
      <text:p text:style-name="P8"/>
      <text:list xml:id="list1973477949398580942" text:style-name="L47">
        <text:list-item>
          <text:p text:style-name="P69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6">비가 좀 내리고 있었다. / 공원에는 걸어 갔다. 걸어서 갔다. 자전거로는 아니고.</text:p>
            </text:list-item>
            <text:list-item>
              <text:p text:style-name="P69"><text:span text:style-name="T4">옹벽에서는 미케만 있다. / 크로는 없어. / 미끼를 줘 전에 우산을 미케의 위에 들고</text:span><text:span text:style-name="T6">「運んで</text:span><text:span text:style-name="T4">, 비를 막으려고</text:span><text:span text:style-name="T6">「止めようと</text:span><text:span text:style-name="T4"> 한다. / 미케는 도망쳐</text:span><text:span text:style-name="T6">「逃げて</text:span><text:span text:style-name="T4"> 버린다.</text:span></text:p>
            </text:list-item>
            <text:list-item>
              <text:p text:style-name="P69"><text:span text:style-name="T4">그래서 먼저 페이스트를 준다. / 미케가 먹기 시작한 시점에서 우산을 미케의 위에서 내건다</text:span><text:span text:style-name="T6">「掲げる</text:span><text:span text:style-name="T4">.</text:span></text:p>
            </text:list-item>
            <text:list-item>
              <text:p text:style-name="P69"><text:span text:style-name="T4">미케가 페이스트를 먹고 마친</text:span><text:span text:style-name="T6">「終えた</text:span><text:span text:style-name="T4"> 무렵</text:span><text:span text:style-name="T6">「頃</text:span><text:span text:style-name="T4">, 고체를 남아있는</text:span><text:span text:style-name="T6">「残っている</text:span><text:span text:style-name="T4"> 페이스트의 옆에 둔다</text:span><text:span text:style-name="T6">「置く</text:span><text:span text:style-name="T4">. </text:span></text:p>
            </text:list-item>
            <text:list-item>
              <text:p text:style-name="P69"><text:span text:style-name="T4">미케는 3,4 입 먹은 후 "냐아 냐아" 라고 자꾸</text:span><text:span text:style-name="T6">「しきりに</text:span><text:span text:style-name="T4"> 운다</text:span><text:span text:style-name="T6">「鳴く</text:span><text:span text:style-name="T4">. / 어쩔 수 없이, 비가 내리고 있었는데, 미케를 지면에 내린다. / 허리 마사지를 잠시.</text:span></text:p>
            </text:list-item>
            <text:list-item>
              <text:p text:style-name="P69"><text:span text:style-name="T4">그리고 옹벽에 올린다. / 그리고 우산으로 미케를 눌러</text:span><text:span text:style-name="T6">「押して</text:span><text:span text:style-name="T4">, 울타리 속에 돌려주려고</text:span><text:span text:style-name="T6">「返そうと</text:span><text:span text:style-name="T4"> 한다. / 하지만, 미케는 돌아가려고 하지 않는다.</text:span></text:p>
            </text:list-item>
            <text:list-item>
              <text:p text:style-name="P116">여기에서도 어쩔 수 없이 남아있었던 페이스트의 절반을 준다.</text:p>
            </text:list-item>
            <text:list-item>
              <text:p text:style-name="P69"><text:span text:style-name="T4">그리고 먹고 있는 미케를 두고, 풀의 서쪽으로 간다. / 울타리 안에 "크로!" 라고 목소리를 던진다. / 1,2 분 정도 기다렸던 것일까. 그러나 크로는 나오</text:span><text:soft-page-break/><text:span text:style-name="T4">지 않는다. / 크로는 이 밤은 여기에서는 있지 않는 것일까. / 공원에 돌아간다.</text:span></text:p>
            </text:list-item>
          </text:list>
        </text:list-item>
      </text:list>
      <text:p text:style-name="P7"/>
      <text:p text:style-name="P5">[/ XXX] 20200728_110212</text:p>
      <text:p text:style-name="P2"/>
      <text:p text:style-name="P1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7796828486977727843" text:style-name="L48">
        <text:list-item>
          <text:p text:style-name="P70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7">두 마리 모두. / 모두, 처음부터 돌출의 여기쪽으로.</text:p>
            </text:list-item>
            <text:list-item>
              <text:p text:style-name="P117">비가 내리고 있었지만, 우산은 쓰지 않고, 페이스트를 두 마리에 준다.</text:p>
            </text:list-item>
            <text:list-item>
              <text:p text:style-name="P70"><text:span text:style-name="T4">그 후 미케를 땅에 내리고, 마사지. / 목</text:span><text:span text:style-name="T6">「首</text:span><text:span text:style-name="T4"> 뒤의 피부를 잡고, 꼬집는</text:span><text:span text:style-name="T6">「ひねる</text:span><text:span text:style-name="T4"> 같이 붙든다</text:span><text:span text:style-name="T6">「握る</text:span><text:span text:style-name="T4">. / 그 상태로, 다른 손으로, 꼬리</text:span><text:span text:style-name="T6">「尾</text:span><text:span text:style-name="T4"> 닿게</text:span><text:span text:style-name="T6">「つけ根</text:span><text:span text:style-name="T4">를 마사지.</text:span></text:p>
            </text:list-item>
            <text:list-item>
              <text:p text:style-name="P70"><text:span text:style-name="T4">이 방식은 이전에 뭔가 기사에서 읽은 것. / 고양이 수컷</text:span><text:span text:style-name="T6">「オス</text:span><text:span text:style-name="T4">은 교미</text:span><text:span text:style-name="T6">「交尾</text:span><text:span text:style-name="T4"> 할때 암컷</text:span><text:span text:style-name="T6">「メス</text:span><text:span text:style-name="T4">의 뒷목을 씹는</text:span><text:span text:style-name="T6">「噛む</text:span><text:span text:style-name="T4">. / 그렇게 하면, 암컷은 움직이지 않게된다고 한다. / 이렇게 함으로써, 스스로 알 수 있듯이, 수컷은 페니스를 삽입</text:span><text:span text:style-name="T6">「挿入</text:span><text:span text:style-name="T4">하고, 또, 삽입을 계속할 수 있다.</text:span></text:p>
            </text:list-item>
            <text:list-item>
              <text:p text:style-name="P70"><text:span text:style-name="T4">이와 같은 원리 이겠지라고</text:span><text:span text:style-name="T6">「なのだろうと</text:span><text:span text:style-name="T4"> 생각합니다만, <text:s/>미케도 뒷목을 손으로 잡으면, 그다지</text:span><text:span text:style-name="T6">「あまり</text:span><text:span text:style-name="T4"> 움직이지 않게된다</text:span><text:span text:style-name="T6">「しなくなる</text:span><text:span text:style-name="T4">.</text:span></text:p>
            </text:list-item>
            <text:list-item>
              <text:p text:style-name="P70"><text:span text:style-name="T4">그렇지 않으면</text:span><text:span text:style-name="T6">「そうしないと</text:span><text:span text:style-name="T4">, 지금까지는 그렇지만, 움직이고 움직이고, 도저히</text:span><text:span text:style-name="T6">「とても</text:span><text:span text:style-name="T4"> 마사지 할 수 없다.</text:span></text:p>
            </text:list-item>
          </text:list>
        </text:list-item>
      </text:list>
      <text:p text:style-name="P7"/>
      <text:p text:style-name="P5">[/ XXX] 20200730_115253</text:p>
      <text:p text:style-name="P2"/>
      <text:p text:style-name="P12"/>
      <text:p text:style-name="P1">------------------------------------------------------------</text:p>
      <text:p text:style-name="P5"><text:soft-page-break/>[XXX] </text:p>
      <text:p text:style-name="P8">myself / diary / 20200731_134339</text:p>
      <text:p text:style-name="P8"/>
      <text:list xml:id="list606863511696143375" text:style-name="L49">
        <text:list-item>
          <text:p text:style-name="P71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18">두 마리 모두 왔다. / 미케가 보도쪽으로. 크로는 돌출쪽으로.</text:p>
            </text:list-item>
            <text:list-item>
              <text:p text:style-name="P71">이 번은, 크로는 나가 손을 뻗어<text:span text:style-name="T7">「伸ばして</text:span>, 접하려고<text:span text:style-name="T7">「触ろうと</text:span> 해도, 뒤로 도망치지 않는다<text:span text:style-name="T7">「逃げない</text:span>. 같은 자리에 머물고<text:span text:style-name="T7">「留まって</text:span> 있다.</text:p>
            </text:list-item>
            <text:list-item>
              <text:p text:style-name="P71">미케를 내리고, 크로에게 우선 음식을 주고, 미케를 마사지. / 다시 미케의 뒷목을 손으로 잡고, 손가락으로 피부를 강하게 집는<text:span text:style-name="T7">「つまむ</text:span>.</text:p>
            </text:list-item>
            <text:list-item>
              <text:p text:style-name="P71"><text:s text:c="3"/></text:p>
            </text:list-item>
          </text:list>
        </text:list-item>
        <text:list-item>
          <text:p text:style-name="P71">신체 / 정신</text:p>
        </text:list-item>
        <text:list-item>
          <text:p text:style-name="P71">새로운 지식 / 행동</text:p>
        </text:list-item>
        <text:list-item>
          <text:p text:style-name="P71">음악</text:p>
        </text:list-item>
        <text:list-item>
          <text:p text:style-name="P71">기타</text:p>
        </text:list-item>
        <text:list-item>
          <text:p text:style-name="P71">자유작문</text:p>
        </text:list-item>
      </text:list>
      <text:p text:style-name="P7"/>
      <text:p text:style-name="P5">[/ XXX] 20200731_152754</text:p>
      <text:p text:style-name="P13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4734167351899049812" text:style-name="L50">
        <text:list-item>
          <text:p text:style-name="P119">생각 </text:p>
          <text:list>
            <text:list-item>
              <text:p text:style-name="P119">그 나라의 역사가 그 나라에 살아있는 사람들의 생각을 결정한다. </text:p>
            </text:list-item>
            <text:list-item>
              <text:p text:style-name="P72"><text:span text:style-name="T4">일본의 "도자마 다이묘". 그런 존재를, 예를 들어, 한국의 왕조가 실행하면, 그 도자마와 육지</text:span><text:span text:style-name="T6">「陸地</text:span><text:span text:style-name="T4">가 연결되어있는 이웃</text:span><text:span text:style-name="T6">「隣り</text:span><text:span text:style-name="T4">의 외국과 협력</text:span><text:span text:style-name="T6">「協力</text:span><text:span text:style-name="T4">하여, <text:s/>곧 쳐들어</text:span><text:span text:style-name="T6">「攻めて</text:span><text:span text:style-name="T4"> 올 것이다.</text:span></text:p>
            </text:list-item>
            <text:list-item>
              <text:p text:style-name="P72"><text:span text:style-name="T4">일본에서라면, 그런 제도를 몇 년 계속해도, 정권은 아무것도</text:span><text:span text:style-name="T6">「何も</text:span><text:span text:style-name="T4"> 곤란한 건 아니다.</text:span></text:p>
            </text:list-item>
            <text:list-item>
              <text:p text:style-name="P119">거기에 살고있는 사람들도, 마찬가지로, 곤란하지 않다.</text:p>
            </text:list-item>
            <text:list-item>
              <text:p text:style-name="P72"><text:span text:style-name="T4">나 생각, 미국도 같은 상황이다.</text:span><text:span text:style-name="T6"> / 아프리카계 사람들을 아무리 학대「虐待해도, 아무리 죽여「殺して도, 아무리 무시「無視해도, 아무것도 곤란한 것은 일어나지 않다. / 그리고, "미국" 이라고 불리고 있는 토지의 선주민들</text:span><text:soft-page-break/><text:span text:style-name="T6">에 대해서도 동일한다.</text:span></text:p>
            </text:list-item>
          </text:list>
        </text:list-item>
      </text:list>
      <text:p text:style-name="P7"/>
      <text:p text:style-name="P5">[/ XXX] 20200731_162105</text:p>
      <text:p text:style-name="P2"/>
      <text:p text:style-name="P13"/>
      <text:p text:style-name="P2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923605223114502920" text:style-name="L51">
        <text:list-item>
          <text:p text:style-name="P73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120">어제. 비는 없어. 두 마리 모두. 처음부터.</text:p>
            </text:list-item>
            <text:list-item>
              <text:p text:style-name="P120">미끼, 먼저. / 고체도. / 잠시 후, 미케를 지상에. / 마사지를 시작해.</text:p>
            </text:list-item>
            <text:list-item>
              <text:p text:style-name="P73"><text:span text:style-name="T4">이 밤은, 미케는 뒷목을 손가락으로 잡고도, 움직은 그만하지 않다</text:span><text:span text:style-name="T6">「やめない</text:span><text:span text:style-name="T4">. / 2,3 번 잡기</text:span><text:span text:style-name="T6">「掴み</text:span><text:span text:style-name="T4">를 해, 옹벽을 올려다 본다</text:span><text:span text:style-name="T6">「見上げる</text:span><text:span text:style-name="T4">. / 크로가 이쪽을 보고 있다.</text:span></text:p>
            </text:list-item>
            <text:list-item>
              <text:p text:style-name="P120">서서, 고체의 추가를 준다. / 크로는 먹기 시작한다.</text:p>
            </text:list-item>
            <text:list-item>
              <text:p text:style-name="P73"><text:span text:style-name="T4">부모 자녀 일까, 갱이 여기 방향에 걸어 온다. / 미케를 옹벽에 올리고, 그 자리를 떠난다</text:span><text:span text:style-name="T6">「離れる</text:span><text:span text:style-name="T4">.</text:span></text:p>
            </text:list-item>
          </text:list>
        </text:list-item>
      </text:list>
      <text:p text:style-name="P7"/>
      <text:p text:style-name="P5">[/ XXX] 20200803_124516</text:p>
      <text:p text:style-name="P2"/>
      <text:p text:style-name="P13"/>
      <text:p text:style-name="P1">------------------------------------------------------------</text:p>
      <text:p text:style-name="P5">[XXX] </text:p>
      <text:p text:style-name="P8">myself / diary / XXX</text:p>
      <text:p text:style-name="P8"/>
      <text:list xml:id="list4243315618076045917" text:style-name="L52">
        <text:list-item>
          <text:p text:style-name="P7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4"><text:span text:style-name="T4">두 마리. / 크로는 다시, 나가 "폰" 라고 몸을 가볍게 두드려했지만, 도망치</text:span><text:soft-page-break/><text:span text:style-name="T4">지 않다.</text:span></text:p>
            </text:list-item>
            <text:list-item>
              <text:p text:style-name="P74"><text:span text:style-name="T4">미케의 마사지. 이 번은 뒷목의 잡기. 잡는 위치는 뒷목이 아니고, 양 어깨</text:span><text:span text:style-name="T6">「肩</text:span><text:span text:style-name="T4">의 사이. / 그러자, 미케는 움직이 않다. / 가슴</text:span><text:span text:style-name="T6">「胸</text:span><text:span text:style-name="T4">을 땅에 붙이고</text:span><text:span text:style-name="T6">「付けて</text:span><text:span text:style-name="T4">, 가만히</text:span><text:span text:style-name="T6">「静かに</text:span><text:span text:style-name="T4"> 엎드려</text:span><text:span text:style-name="T6">「伏せて</text:span><text:span text:style-name="T4"> 있다.</text:span></text:p>
            </text:list-item>
          </text:list>
        </text:list-item>
      </text:list>
      <text:p text:style-name="P5"/>
      <text:p text:style-name="P5">[/ XXX] 20200804_120107</text:p>
      <text:p text:style-name="P2"/>
      <text:p text:style-name="P13">@@@</text:p>
      <text:p text:style-name="P1">------------------------------------------------------------</text:p>
      <text:p text:style-name="P5">[XXX] </text:p>
      <text:p text:style-name="P8">myself / diary / 20200813_110119</text:p>
      <text:p text:style-name="P8"/>
      <text:list xml:id="list2273968469523951077" text:style-name="L53">
        <text:list-item>
          <text:p text:style-name="P75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<text:list>
            <text:list-item>
              <text:p text:style-name="P75"><text:span text:style-name="T4">두 마리 모두. / 어떻한 이유있을까, <text:s/>두 마리 모두 땅에 있었다.</text:span></text:p>
            </text:list-item>
            <text:list-item>
              <text:p text:style-name="P75"><text:span text:style-name="T4">미케를 먼저 옹벽에 올린다. / 크로는 스스로 옹벽에 올라왔다.</text:span></text:p>
            </text:list-item>
          </text:list>
        </text:list-item>
        <text:list-item>
          <text:p text:style-name="P75">신체 / 정신</text:p>
        </text:list-item>
        <text:list-item>
          <text:p text:style-name="P75">새로운 지식 / 행동</text:p>
        </text:list-item>
        <text:list-item>
          <text:p text:style-name="P75">음악</text:p>
        </text:list-item>
        <text:list-item>
          <text:p text:style-name="P75">기타</text:p>
        </text:list-item>
        <text:list-item>
          <text:p text:style-name="P75">자유작문</text:p>
        </text:list-item>
      </text:list>
      <text:p text:style-name="P7"/>
      <text:p text:style-name="P5">[/ XXX] </text:p>
      <text:p text:style-name="P2"/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1">------------------------------------------------------------</text:p>
      <text:p text:style-name="P5"><text:soft-page-break/>[XXX] </text:p>
      <text:p text:style-name="P8">myself / diary / XXX</text:p>
      <text:p text:style-name="P8"/>
      <text:list xml:id="list32230841" text:continue-list="list3033203147712027358" text:style-name="L22">
        <text:list-item>
          <text:p text:style-name="P44">먹이주기 : 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</text:list-item>
        <text:list-item>
          <text:p text:style-name="P44">신체 / 정신</text:p>
        </text:list-item>
        <text:list-item>
          <text:p text:style-name="P44">새로운 지식 / 행동</text:p>
        </text:list-item>
        <text:list-item>
          <text:p text:style-name="P44">음악</text:p>
        </text:list-item>
        <text:list-item>
          <text:p text:style-name="P44">기타</text:p>
        </text:list-item>
        <text:list-item>
          <text:p text:style-name="P44">자유작문</text:p>
        </text:list-item>
      </text:list>
      <text:p text:style-name="P7"/>
      <text:p text:style-name="P5">[/ XXX] </text:p>
      <text:p text:style-name="P3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466104481152080756" text:style-name="L54">
        <text:list-item>
          <text:p text:style-name="P125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7">1</text:p>
          </table:table-cell>
          <table:table-cell table:style-name="表5.B1" office:value-type="string">
            <text:p text:style-name="P16">天気</text:p>
          </table:table-cell>
          <table:table-cell table:style-name="表5.C1" office:value-type="string">
            <text:p text:style-name="P18"/>
          </table:table-cell>
        </table:table-row>
        <table:table-row>
          <table:table-cell table:style-name="表5.A2" office:value-type="float" office:value="2">
            <text:p text:style-name="P17">2</text:p>
          </table:table-cell>
          <table:table-cell table:style-name="表5.B2" office:value-type="string">
            <text:p text:style-name="P16">餌やり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3">
            <text:p text:style-name="P17">3</text:p>
          </table:table-cell>
          <table:table-cell table:style-name="表5.B2" office:value-type="string">
            <text:p text:style-name="P16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4">
            <text:p text:style-name="P17">4</text:p>
          </table:table-cell>
          <table:table-cell table:style-name="表5.B2" office:value-type="string">
            <text:p text:style-name="P16">思ったこと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5">
            <text:p text:style-name="P17">5</text:p>
          </table:table-cell>
          <table:table-cell table:style-name="表5.B2" office:value-type="string">
            <text:p text:style-name="P16">出来事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11">
            <text:p text:style-name="P17">11</text:p>
          </table:table-cell>
          <table:table-cell table:style-name="表5.B2" office:value-type="string">
            <text:p text:style-name="P16">やらず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6">
            <text:p text:style-name="P17">6</text:p>
          </table:table-cell>
          <table:table-cell table:style-name="表5.B2" office:value-type="string">
            <text:p text:style-name="P16">止めた / 止めよう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8">
            <text:p text:style-name="P19">8</text:p>
          </table:table-cell>
          <table:table-cell table:style-name="表5.B2" office:value-type="string">
            <text:p text:style-name="P16">気づいた</text:p>
          </table:table-cell>
          <table:table-cell table:style-name="表5.C2" office:value-type="string">
            <text:p text:style-name="P18"/>
          </table:table-cell>
        </table:table-row>
        <table:table-row>
          <table:table-cell table:style-name="表5.A2" office:value-type="float" office:value="14">
            <text:p text:style-name="P17">14</text:p>
          </table:table-cell>
          <table:table-cell table:style-name="表5.B2" office:value-type="string">
            <text:p text:style-name="P16">新しい</text:p>
          </table:table-cell>
          <table:table-cell table:style-name="表5.C2" office:value-type="string">
            <text:p text:style-name="P18"/>
          </table:table-cell>
        </table:table-row>
      </table:table>
      <text:p text:style-name="P6"/>
      <text:p text:style-name="P5"><text:soft-page-break/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7">1</text:p>
          </table:table-cell>
          <table:table-cell table:style-name="表2.B1" office:value-type="string">
            <text:p text:style-name="P16">天気</text:p>
          </table:table-cell>
          <table:table-cell table:style-name="表2.A1" office:value-type="float" office:value="9">
            <text:p text:style-name="P17">9</text:p>
          </table:table-cell>
          <table:table-cell table:style-name="表2.D1" office:value-type="string">
            <text:p text:style-name="P16">思い出したこと</text:p>
          </table:table-cell>
        </table:table-row>
        <table:table-row>
          <table:table-cell table:style-name="表2.A2" office:value-type="float" office:value="2">
            <text:p text:style-name="P17">2</text:p>
          </table:table-cell>
          <table:table-cell table:style-name="表2.B2" office:value-type="string">
            <text:p text:style-name="P16">餌やり</text:p>
          </table:table-cell>
          <table:table-cell table:style-name="表2.A2" office:value-type="float" office:value="10">
            <text:p text:style-name="P17">10</text:p>
          </table:table-cell>
          <table:table-cell table:style-name="表2.D2" office:value-type="string">
            <text:p text:style-name="P16">やった</text:p>
          </table:table-cell>
        </table:table-row>
        <table:table-row>
          <table:table-cell table:style-name="表2.A2" office:value-type="float" office:value="3">
            <text:p text:style-name="P17">3</text:p>
          </table:table-cell>
          <table:table-cell table:style-name="表2.B2" office:value-type="string">
            <text:p text:style-name="P16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7">11</text:p>
          </table:table-cell>
          <table:table-cell table:style-name="表2.D2" office:value-type="string">
            <text:p text:style-name="P16">やらず</text:p>
          </table:table-cell>
        </table:table-row>
        <table:table-row>
          <table:table-cell table:style-name="表2.A2" office:value-type="float" office:value="4">
            <text:p text:style-name="P17">4</text:p>
          </table:table-cell>
          <table:table-cell table:style-name="表2.B2" office:value-type="string">
            <text:p text:style-name="P16">思ったこと</text:p>
          </table:table-cell>
          <table:table-cell table:style-name="表2.A2" office:value-type="float" office:value="12">
            <text:p text:style-name="P17">12</text:p>
          </table:table-cell>
          <table:table-cell table:style-name="表2.D2" office:value-type="string">
            <text:p text:style-name="P16">知ったこと</text:p>
          </table:table-cell>
        </table:table-row>
        <table:table-row>
          <table:table-cell table:style-name="表2.A2" office:value-type="float" office:value="5">
            <text:p text:style-name="P17">5</text:p>
          </table:table-cell>
          <table:table-cell table:style-name="表2.B2" office:value-type="string">
            <text:p text:style-name="P16">出来事</text:p>
          </table:table-cell>
          <table:table-cell table:style-name="表2.A2" office:value-type="float" office:value="13">
            <text:p text:style-name="P17">13</text:p>
          </table:table-cell>
          <table:table-cell table:style-name="表2.D2" office:value-type="string">
            <text:p text:style-name="P16">やろう</text:p>
          </table:table-cell>
        </table:table-row>
        <table:table-row>
          <table:table-cell table:style-name="表2.A2" office:value-type="float" office:value="6">
            <text:p text:style-name="P17">6</text:p>
          </table:table-cell>
          <table:table-cell table:style-name="表2.B2" office:value-type="string">
            <text:p text:style-name="P16">止めた / 止めよう</text:p>
          </table:table-cell>
          <table:table-cell table:style-name="表2.A2" office:value-type="float" office:value="14">
            <text:p text:style-name="P17">14</text:p>
          </table:table-cell>
          <table:table-cell table:style-name="表2.D2" office:value-type="string">
            <text:p text:style-name="P16">新しい</text:p>
          </table:table-cell>
        </table:table-row>
        <table:table-row>
          <table:table-cell table:style-name="表2.A2" office:value-type="float" office:value="7">
            <text:p text:style-name="P17">7</text:p>
          </table:table-cell>
          <table:table-cell table:style-name="表2.B2" office:value-type="string">
            <text:p text:style-name="P16">始めた<text:span text:style-name="T7"> / 初めて</text:span></text:p>
          </table:table-cell>
          <table:table-cell table:style-name="表2.A2" office:value-type="float" office:value="15">
            <text:p text:style-name="P17">15</text:p>
          </table:table-cell>
          <table:table-cell table:style-name="表2.D2" office:value-type="string">
            <text:p text:style-name="P16">その他</text:p>
          </table:table-cell>
        </table:table-row>
        <table:table-row>
          <table:table-cell table:style-name="表2.A2" office:value-type="float" office:value="8">
            <text:p text:style-name="P19">8</text:p>
          </table:table-cell>
          <table:table-cell table:style-name="表2.B2" office:value-type="string">
            <text:p text:style-name="P16">気づいた</text:p>
          </table:table-cell>
          <table:table-cell table:style-name="表2.A2" office:value-type="float" office:value="16">
            <text:p text:style-name="P17">16</text:p>
          </table:table-cell>
          <table:table-cell table:style-name="表2.D2" office:value-type="string">
            <text:p text:style-name="P10">明日</text:p>
          </table:table-cell>
        </table:table-row>
        <table:table-row>
          <table:table-cell table:style-name="表2.A2">
            <text:p text:style-name="P19"/>
          </table:table-cell>
          <table:table-cell table:style-name="表2.B2" office:value-type="string">
            <text:p text:style-name="P16"/>
          </table:table-cell>
          <table:table-cell table:style-name="表2.A2" office:value-type="float" office:value="17">
            <text:p text:style-name="P17">17</text:p>
          </table:table-cell>
          <table:table-cell table:style-name="表2.D2" office:value-type="string">
            <text:p text:style-name="P10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21">###</text:p>
          </table:table-cell>
        </table:table-row>
        <table:table-row>
          <table:table-cell table:style-name="表6.A2" office:value-type="string">
            <text:p text:style-name="P16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3" office:value-type="string">
            <text:p text:style-name="P16"/>
          </table:table-cell>
        </table:table-row>
        <table:table-row>
          <table:table-cell table:style-name="表6.A3" office:value-type="string">
            <text:p text:style-name="P16">p</text:p>
          </table:table-cell>
        </table:table-row>
        <table:table-row>
          <table:table-cell table:style-name="表6.A3" office:value-type="string">
            <text:p text:style-name="P16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6774840080300547269" text:style-name="L55">
              <text:list-item>
                <text:p text:style-name="P22">“<text:span text:style-name="T7">作成</text:span>” ==&gt; click</text:p>
              </text:list-item>
              <text:list-item>
                <text:p text:style-name="P22">Tab x 2 (move to the text area)</text:p>
              </text:list-item>
              <text:list-item>
                <text:p text:style-name="P22">C/P ==&gt; texts</text:p>
              </text:list-item>
              <text:list-item>
                <text:p text:style-name="P22">select ==&gt; title strings</text:p>
              </text:list-item>
              <text:list-item>
                <text:p text:style-name="P22">C – c &gt; M – Tab &gt; C – v (C/P)</text:p>
              </text:list-item>
              <text:list-item>
                <text:p text:style-name="P22"><text:soft-page-break/>M – Tab (to “to” box)</text:p>
              </text:list-item>
              <text:list-item>
                <text:p text:style-name="P22">“iwa” &gt; Tab (autofill)</text:p>
              </text:list-item>
              <text:list-item>
                <text:p text:style-name="P22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6"/>
          </table:table-cell>
        </table:table-row>
        <table:table-row>
          <table:table-cell table:style-name="表1.A2" office:value-type="string">
            <text:p text:style-name="P16"/>
          </table:table-cell>
        </table:table-row>
      </table:table>
      <text:p text:style-name="P15"/>
      <text:p text:style-name="P15"/>
      <table:table table:name="表3" table:style-name="表3">
        <table:table-column table:style-name="表3.A"/>
        <table:table-row>
          <table:table-cell table:style-name="表3.A1" office:value-type="string">
            <text:p text:style-name="P16">###</text:p>
          </table:table-cell>
        </table:table-row>
        <table:table-row>
          <table:table-cell table:style-name="表3.A2" office:value-type="string">
            <text:p text:style-name="P16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p text:style-name="P15"/>
      <text:p text:style-name="P14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8-13T12:02:44.47</dc:date>
    <dc:creator>iwabuchi ken</dc:creator>
    <meta:editing-duration>P3DT8H19M6S</meta:editing-duration>
    <meta:editing-cycles>323</meta:editing-cycles>
    <meta:generator>OpenOffice/4.1.3$Win32 OpenOffice.org_project/413m1$Build-9783</meta:generator>
    <meta:document-statistic meta:table-count="7" meta:image-count="0" meta:object-count="0" meta:page-count="42" meta:paragraph-count="824" meta:word-count="17626" meta:character-count="27480"/>
  </office:meta>
</office:document-meta>
</file>